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828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.5854in" svg:y="0.0394in">
            <draw:object draw:notify-on-update-of-ranges="Sheet1.A1:Sheet1.A475 Sheet1.C1:Sheet1.C47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1]/47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2]/474" office:value-type="float" office:value="0.00210970464135021" calcext:value-type="float">
            <text:p>0.00210970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]+1" office:value-type="float" office:value="2" calcext:value-type="float">
            <text:p>2</text:p>
          </table:table-cell>
          <table:table-cell table:formula="of:=[.B3]/474" office:value-type="float" office:value="0.00421940928270042" calcext:value-type="float">
            <text:p>0.00421940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3]+1" office:value-type="float" office:value="3" calcext:value-type="float">
            <text:p>3</text:p>
          </table:table-cell>
          <table:table-cell table:formula="of:=[.B4]/474" office:value-type="float" office:value="0.00632911392405063" calcext:value-type="float">
            <text:p>0.00632911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+1" office:value-type="float" office:value="4" calcext:value-type="float">
            <text:p>4</text:p>
          </table:table-cell>
          <table:table-cell table:formula="of:=[.B5]/474" office:value-type="float" office:value="0.00843881856540084" calcext:value-type="float">
            <text:p>0.00843881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+1" office:value-type="float" office:value="5" calcext:value-type="float">
            <text:p>5</text:p>
          </table:table-cell>
          <table:table-cell table:formula="of:=[.B6]/474" office:value-type="float" office:value="0.0105485232067511" calcext:value-type="float">
            <text:p>0.01054852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]+1" office:value-type="float" office:value="6" calcext:value-type="float">
            <text:p>6</text:p>
          </table:table-cell>
          <table:table-cell table:formula="of:=[.B7]/474" office:value-type="float" office:value="0.0126582278481013" calcext:value-type="float">
            <text:p>0.01265822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]+1" office:value-type="float" office:value="7" calcext:value-type="float">
            <text:p>7</text:p>
          </table:table-cell>
          <table:table-cell table:formula="of:=[.B8]/474" office:value-type="float" office:value="0.0147679324894515" calcext:value-type="float">
            <text:p>0.01476793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8]+1" office:value-type="float" office:value="8" calcext:value-type="float">
            <text:p>8</text:p>
          </table:table-cell>
          <table:table-cell table:formula="of:=[.B9]/474" office:value-type="float" office:value="0.0168776371308017" calcext:value-type="float">
            <text:p>0.01687763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9]+1" office:value-type="float" office:value="9" calcext:value-type="float">
            <text:p>9</text:p>
          </table:table-cell>
          <table:table-cell table:formula="of:=[.B10]/474" office:value-type="float" office:value="0.0189873417721519" calcext:value-type="float">
            <text:p>0.01898734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0]+1" office:value-type="float" office:value="10" calcext:value-type="float">
            <text:p>10</text:p>
          </table:table-cell>
          <table:table-cell table:formula="of:=[.B11]/474" office:value-type="float" office:value="0.0210970464135021" calcext:value-type="float">
            <text:p>0.02109704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1]+1" office:value-type="float" office:value="11" calcext:value-type="float">
            <text:p>11</text:p>
          </table:table-cell>
          <table:table-cell table:formula="of:=[.B12]/474" office:value-type="float" office:value="0.0232067510548523" calcext:value-type="float">
            <text:p>0.02320675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2]+1" office:value-type="float" office:value="12" calcext:value-type="float">
            <text:p>12</text:p>
          </table:table-cell>
          <table:table-cell table:formula="of:=[.B13]/474" office:value-type="float" office:value="0.0253164556962025" calcext:value-type="float">
            <text:p>0.02531645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3]+1" office:value-type="float" office:value="13" calcext:value-type="float">
            <text:p>13</text:p>
          </table:table-cell>
          <table:table-cell table:formula="of:=[.B14]/474" office:value-type="float" office:value="0.0274261603375527" calcext:value-type="float">
            <text:p>0.02742616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4]+1" office:value-type="float" office:value="14" calcext:value-type="float">
            <text:p>14</text:p>
          </table:table-cell>
          <table:table-cell table:formula="of:=[.B15]/474" office:value-type="float" office:value="0.029535864978903" calcext:value-type="float">
            <text:p>0.0295358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5]+1" office:value-type="float" office:value="15" calcext:value-type="float">
            <text:p>15</text:p>
          </table:table-cell>
          <table:table-cell table:formula="of:=[.B16]/474" office:value-type="float" office:value="0.0316455696202532" calcext:value-type="float">
            <text:p>0.03164556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6]+1" office:value-type="float" office:value="16" calcext:value-type="float">
            <text:p>16</text:p>
          </table:table-cell>
          <table:table-cell table:formula="of:=[.B17]/474" office:value-type="float" office:value="0.0337552742616034" calcext:value-type="float">
            <text:p>0.03375527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7]+1" office:value-type="float" office:value="17" calcext:value-type="float">
            <text:p>17</text:p>
          </table:table-cell>
          <table:table-cell table:formula="of:=[.B18]/474" office:value-type="float" office:value="0.0358649789029536" calcext:value-type="float">
            <text:p>0.03586497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8]+1" office:value-type="float" office:value="18" calcext:value-type="float">
            <text:p>18</text:p>
          </table:table-cell>
          <table:table-cell table:formula="of:=[.B19]/474" office:value-type="float" office:value="0.0379746835443038" calcext:value-type="float">
            <text:p>0.03797468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9]+1" office:value-type="float" office:value="19" calcext:value-type="float">
            <text:p>19</text:p>
          </table:table-cell>
          <table:table-cell table:formula="of:=[.B20]/474" office:value-type="float" office:value="0.040084388185654" calcext:value-type="float">
            <text:p>0.04008438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0]+1" office:value-type="float" office:value="20" calcext:value-type="float">
            <text:p>20</text:p>
          </table:table-cell>
          <table:table-cell table:formula="of:=[.B21]/474" office:value-type="float" office:value="0.0421940928270042" calcext:value-type="float">
            <text:p>0.04219409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1]+1" office:value-type="float" office:value="21" calcext:value-type="float">
            <text:p>21</text:p>
          </table:table-cell>
          <table:table-cell table:formula="of:=[.B22]/474" office:value-type="float" office:value="0.0443037974683544" calcext:value-type="float">
            <text:p>0.04430379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2]+1" office:value-type="float" office:value="22" calcext:value-type="float">
            <text:p>22</text:p>
          </table:table-cell>
          <table:table-cell table:formula="of:=[.B23]/474" office:value-type="float" office:value="0.0464135021097046" calcext:value-type="float">
            <text:p>0.04641350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3]+1" office:value-type="float" office:value="23" calcext:value-type="float">
            <text:p>23</text:p>
          </table:table-cell>
          <table:table-cell table:formula="of:=[.B24]/474" office:value-type="float" office:value="0.0485232067510549" calcext:value-type="float">
            <text:p>0.04852320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4]+1" office:value-type="float" office:value="24" calcext:value-type="float">
            <text:p>24</text:p>
          </table:table-cell>
          <table:table-cell table:formula="of:=[.B25]/474" office:value-type="float" office:value="0.0506329113924051" calcext:value-type="float">
            <text:p>0.05063291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5]+1" office:value-type="float" office:value="25" calcext:value-type="float">
            <text:p>25</text:p>
          </table:table-cell>
          <table:table-cell table:formula="of:=[.B26]/474" office:value-type="float" office:value="0.0527426160337553" calcext:value-type="float">
            <text:p>0.0527426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6]+1" office:value-type="float" office:value="26" calcext:value-type="float">
            <text:p>26</text:p>
          </table:table-cell>
          <table:table-cell table:formula="of:=[.B27]/474" office:value-type="float" office:value="0.0548523206751055" calcext:value-type="float">
            <text:p>0.05485232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7]+1" office:value-type="float" office:value="27" calcext:value-type="float">
            <text:p>27</text:p>
          </table:table-cell>
          <table:table-cell table:formula="of:=[.B28]/474" office:value-type="float" office:value="0.0569620253164557" calcext:value-type="float">
            <text:p>0.05696202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8]+1" office:value-type="float" office:value="28" calcext:value-type="float">
            <text:p>28</text:p>
          </table:table-cell>
          <table:table-cell table:formula="of:=[.B29]/474" office:value-type="float" office:value="0.0590717299578059" calcext:value-type="float">
            <text:p>0.059071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9]+1" office:value-type="float" office:value="29" calcext:value-type="float">
            <text:p>29</text:p>
          </table:table-cell>
          <table:table-cell table:formula="of:=[.B30]/474" office:value-type="float" office:value="0.0611814345991561" calcext:value-type="float">
            <text:p>0.06118143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30]+1" office:value-type="float" office:value="30" calcext:value-type="float">
            <text:p>30</text:p>
          </table:table-cell>
          <table:table-cell table:formula="of:=[.B31]/474" office:value-type="float" office:value="0.0632911392405063" calcext:value-type="float">
            <text:p>0.06329113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31]+1" office:value-type="float" office:value="31" calcext:value-type="float">
            <text:p>31</text:p>
          </table:table-cell>
          <table:table-cell table:formula="of:=[.B32]/474" office:value-type="float" office:value="0.0654008438818565" calcext:value-type="float">
            <text:p>0.06540084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32]+1" office:value-type="float" office:value="32" calcext:value-type="float">
            <text:p>32</text:p>
          </table:table-cell>
          <table:table-cell table:formula="of:=[.B33]/474" office:value-type="float" office:value="0.0675105485232067" calcext:value-type="float">
            <text:p>0.06751054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33]+1" office:value-type="float" office:value="33" calcext:value-type="float">
            <text:p>33</text:p>
          </table:table-cell>
          <table:table-cell table:formula="of:=[.B34]/474" office:value-type="float" office:value="0.069620253164557" calcext:value-type="float">
            <text:p>0.06962025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4]+1" office:value-type="float" office:value="34" calcext:value-type="float">
            <text:p>34</text:p>
          </table:table-cell>
          <table:table-cell table:formula="of:=[.B35]/474" office:value-type="float" office:value="0.0717299578059072" calcext:value-type="float">
            <text:p>0.07172995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5]+1" office:value-type="float" office:value="35" calcext:value-type="float">
            <text:p>35</text:p>
          </table:table-cell>
          <table:table-cell table:formula="of:=[.B36]/474" office:value-type="float" office:value="0.0738396624472574" calcext:value-type="float">
            <text:p>0.07383966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6]+1" office:value-type="float" office:value="36" calcext:value-type="float">
            <text:p>36</text:p>
          </table:table-cell>
          <table:table-cell table:formula="of:=[.B37]/474" office:value-type="float" office:value="0.0759493670886076" calcext:value-type="float">
            <text:p>0.07594936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7]+1" office:value-type="float" office:value="37" calcext:value-type="float">
            <text:p>37</text:p>
          </table:table-cell>
          <table:table-cell table:formula="of:=[.B38]/474" office:value-type="float" office:value="0.0780590717299578" calcext:value-type="float">
            <text:p>0.07805907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8]+1" office:value-type="float" office:value="38" calcext:value-type="float">
            <text:p>38</text:p>
          </table:table-cell>
          <table:table-cell table:formula="of:=[.B39]/474" office:value-type="float" office:value="0.080168776371308" calcext:value-type="float">
            <text:p>0.08016877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9]+1" office:value-type="float" office:value="39" calcext:value-type="float">
            <text:p>39</text:p>
          </table:table-cell>
          <table:table-cell table:formula="of:=[.B40]/474" office:value-type="float" office:value="0.0822784810126582" calcext:value-type="float">
            <text:p>0.0822784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40]+1" office:value-type="float" office:value="40" calcext:value-type="float">
            <text:p>40</text:p>
          </table:table-cell>
          <table:table-cell table:formula="of:=[.B41]/474" office:value-type="float" office:value="0.0843881856540084" calcext:value-type="float">
            <text:p>0.08438818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41]+1" office:value-type="float" office:value="41" calcext:value-type="float">
            <text:p>41</text:p>
          </table:table-cell>
          <table:table-cell table:formula="of:=[.B42]/474" office:value-type="float" office:value="0.0864978902953587" calcext:value-type="float">
            <text:p>0.08649789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42]+1" office:value-type="float" office:value="42" calcext:value-type="float">
            <text:p>42</text:p>
          </table:table-cell>
          <table:table-cell table:formula="of:=[.B43]/474" office:value-type="float" office:value="0.0886075949367089" calcext:value-type="float">
            <text:p>0.08860759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43]+1" office:value-type="float" office:value="43" calcext:value-type="float">
            <text:p>43</text:p>
          </table:table-cell>
          <table:table-cell table:formula="of:=[.B44]/474" office:value-type="float" office:value="0.0907172995780591" calcext:value-type="float">
            <text:p>0.09071729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44]+1" office:value-type="float" office:value="44" calcext:value-type="float">
            <text:p>44</text:p>
          </table:table-cell>
          <table:table-cell table:formula="of:=[.B45]/474" office:value-type="float" office:value="0.0928270042194093" calcext:value-type="float">
            <text:p>0.09282700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45]+1" office:value-type="float" office:value="45" calcext:value-type="float">
            <text:p>45</text:p>
          </table:table-cell>
          <table:table-cell table:formula="of:=[.B46]/474" office:value-type="float" office:value="0.0949367088607595" calcext:value-type="float">
            <text:p>0.09493670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46]+1" office:value-type="float" office:value="46" calcext:value-type="float">
            <text:p>46</text:p>
          </table:table-cell>
          <table:table-cell table:formula="of:=[.B47]/474" office:value-type="float" office:value="0.0970464135021097" calcext:value-type="float">
            <text:p>0.09704641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47]+1" office:value-type="float" office:value="47" calcext:value-type="float">
            <text:p>47</text:p>
          </table:table-cell>
          <table:table-cell table:formula="of:=[.B48]/474" office:value-type="float" office:value="0.0991561181434599" calcext:value-type="float">
            <text:p>0.09915611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48]+1" office:value-type="float" office:value="48" calcext:value-type="float">
            <text:p>48</text:p>
          </table:table-cell>
          <table:table-cell table:formula="of:=[.B49]/474" office:value-type="float" office:value="0.10126582278481" calcext:value-type="float">
            <text:p>0.10126582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49]+1" office:value-type="float" office:value="49" calcext:value-type="float">
            <text:p>49</text:p>
          </table:table-cell>
          <table:table-cell table:formula="of:=[.B50]/474" office:value-type="float" office:value="0.10337552742616" calcext:value-type="float">
            <text:p>0.10337552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50]+1" office:value-type="float" office:value="50" calcext:value-type="float">
            <text:p>50</text:p>
          </table:table-cell>
          <table:table-cell table:formula="of:=[.B51]/474" office:value-type="float" office:value="0.105485232067511" calcext:value-type="float">
            <text:p>0.10548523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51]+1" office:value-type="float" office:value="51" calcext:value-type="float">
            <text:p>51</text:p>
          </table:table-cell>
          <table:table-cell table:formula="of:=[.B52]/474" office:value-type="float" office:value="0.107594936708861" calcext:value-type="float">
            <text:p>0.10759493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52]+1" office:value-type="float" office:value="52" calcext:value-type="float">
            <text:p>52</text:p>
          </table:table-cell>
          <table:table-cell table:formula="of:=[.B53]/474" office:value-type="float" office:value="0.109704641350211" calcext:value-type="float">
            <text:p>0.10970464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53]+1" office:value-type="float" office:value="53" calcext:value-type="float">
            <text:p>53</text:p>
          </table:table-cell>
          <table:table-cell table:formula="of:=[.B54]/474" office:value-type="float" office:value="0.111814345991561" calcext:value-type="float">
            <text:p>0.1118143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54]+1" office:value-type="float" office:value="54" calcext:value-type="float">
            <text:p>54</text:p>
          </table:table-cell>
          <table:table-cell table:formula="of:=[.B55]/474" office:value-type="float" office:value="0.113924050632911" calcext:value-type="float">
            <text:p>0.11392405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55]+1" office:value-type="float" office:value="55" calcext:value-type="float">
            <text:p>55</text:p>
          </table:table-cell>
          <table:table-cell table:formula="of:=[.B56]/474" office:value-type="float" office:value="0.116033755274262" calcext:value-type="float">
            <text:p>0.11603375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56]+1" office:value-type="float" office:value="56" calcext:value-type="float">
            <text:p>56</text:p>
          </table:table-cell>
          <table:table-cell table:formula="of:=[.B57]/474" office:value-type="float" office:value="0.118143459915612" calcext:value-type="float">
            <text:p>0.11814345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57]+1" office:value-type="float" office:value="57" calcext:value-type="float">
            <text:p>57</text:p>
          </table:table-cell>
          <table:table-cell table:formula="of:=[.B58]/474" office:value-type="float" office:value="0.120253164556962" calcext:value-type="float">
            <text:p>0.12025316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58]+1" office:value-type="float" office:value="58" calcext:value-type="float">
            <text:p>58</text:p>
          </table:table-cell>
          <table:table-cell table:formula="of:=[.B59]/474" office:value-type="float" office:value="0.122362869198312" calcext:value-type="float">
            <text:p>0.12236286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59]+1" office:value-type="float" office:value="59" calcext:value-type="float">
            <text:p>59</text:p>
          </table:table-cell>
          <table:table-cell table:formula="of:=[.B60]/474" office:value-type="float" office:value="0.124472573839662" calcext:value-type="float">
            <text:p>0.12447257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60]+1" office:value-type="float" office:value="60" calcext:value-type="float">
            <text:p>60</text:p>
          </table:table-cell>
          <table:table-cell table:formula="of:=[.B61]/474" office:value-type="float" office:value="0.126582278481013" calcext:value-type="float">
            <text:p>0.12658227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61]+1" office:value-type="float" office:value="61" calcext:value-type="float">
            <text:p>61</text:p>
          </table:table-cell>
          <table:table-cell table:formula="of:=[.B62]/474" office:value-type="float" office:value="0.128691983122363" calcext:value-type="float">
            <text:p>0.12869198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62]+1" office:value-type="float" office:value="62" calcext:value-type="float">
            <text:p>62</text:p>
          </table:table-cell>
          <table:table-cell table:formula="of:=[.B63]/474" office:value-type="float" office:value="0.130801687763713" calcext:value-type="float">
            <text:p>0.13080168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63]+1" office:value-type="float" office:value="63" calcext:value-type="float">
            <text:p>63</text:p>
          </table:table-cell>
          <table:table-cell table:formula="of:=[.B64]/474" office:value-type="float" office:value="0.132911392405063" calcext:value-type="float">
            <text:p>0.13291139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64]+1" office:value-type="float" office:value="64" calcext:value-type="float">
            <text:p>64</text:p>
          </table:table-cell>
          <table:table-cell table:formula="of:=[.B65]/474" office:value-type="float" office:value="0.135021097046413" calcext:value-type="float">
            <text:p>0.1350210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65]+1" office:value-type="float" office:value="65" calcext:value-type="float">
            <text:p>65</text:p>
          </table:table-cell>
          <table:table-cell table:formula="of:=[.B66]/474" office:value-type="float" office:value="0.137130801687764" calcext:value-type="float">
            <text:p>0.13713080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66]+1" office:value-type="float" office:value="66" calcext:value-type="float">
            <text:p>66</text:p>
          </table:table-cell>
          <table:table-cell table:formula="of:=[.B67]/474" office:value-type="float" office:value="0.139240506329114" calcext:value-type="float">
            <text:p>0.13924050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67]+1" office:value-type="float" office:value="67" calcext:value-type="float">
            <text:p>67</text:p>
          </table:table-cell>
          <table:table-cell table:formula="of:=[.B68]/474" office:value-type="float" office:value="0.141350210970464" calcext:value-type="float">
            <text:p>0.1413502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68]+1" office:value-type="float" office:value="68" calcext:value-type="float">
            <text:p>68</text:p>
          </table:table-cell>
          <table:table-cell table:formula="of:=[.B69]/474" office:value-type="float" office:value="0.143459915611814" calcext:value-type="float">
            <text:p>0.14345991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69]+1" office:value-type="float" office:value="69" calcext:value-type="float">
            <text:p>69</text:p>
          </table:table-cell>
          <table:table-cell table:formula="of:=[.B70]/474" office:value-type="float" office:value="0.145569620253165" calcext:value-type="float">
            <text:p>0.14556962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70]+1" office:value-type="float" office:value="70" calcext:value-type="float">
            <text:p>70</text:p>
          </table:table-cell>
          <table:table-cell table:formula="of:=[.B71]/474" office:value-type="float" office:value="0.147679324894515" calcext:value-type="float">
            <text:p>0.14767932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71]+1" office:value-type="float" office:value="71" calcext:value-type="float">
            <text:p>71</text:p>
          </table:table-cell>
          <table:table-cell table:formula="of:=[.B72]/474" office:value-type="float" office:value="0.149789029535865" calcext:value-type="float">
            <text:p>0.14978902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72]+1" office:value-type="float" office:value="72" calcext:value-type="float">
            <text:p>72</text:p>
          </table:table-cell>
          <table:table-cell table:formula="of:=[.B73]/474" office:value-type="float" office:value="0.151898734177215" calcext:value-type="float">
            <text:p>0.15189873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73]+1" office:value-type="float" office:value="73" calcext:value-type="float">
            <text:p>73</text:p>
          </table:table-cell>
          <table:table-cell table:formula="of:=[.B74]/474" office:value-type="float" office:value="0.154008438818565" calcext:value-type="float">
            <text:p>0.15400843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74]+1" office:value-type="float" office:value="74" calcext:value-type="float">
            <text:p>74</text:p>
          </table:table-cell>
          <table:table-cell table:formula="of:=[.B75]/474" office:value-type="float" office:value="0.156118143459916" calcext:value-type="float">
            <text:p>0.15611814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75]+1" office:value-type="float" office:value="75" calcext:value-type="float">
            <text:p>75</text:p>
          </table:table-cell>
          <table:table-cell table:formula="of:=[.B76]/474" office:value-type="float" office:value="0.158227848101266" calcext:value-type="float">
            <text:p>0.15822784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76]+1" office:value-type="float" office:value="76" calcext:value-type="float">
            <text:p>76</text:p>
          </table:table-cell>
          <table:table-cell table:formula="of:=[.B77]/474" office:value-type="float" office:value="0.160337552742616" calcext:value-type="float">
            <text:p>0.16033755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77]+1" office:value-type="float" office:value="77" calcext:value-type="float">
            <text:p>77</text:p>
          </table:table-cell>
          <table:table-cell table:formula="of:=[.B78]/474" office:value-type="float" office:value="0.162447257383966" calcext:value-type="float">
            <text:p>0.16244725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78]+1" office:value-type="float" office:value="78" calcext:value-type="float">
            <text:p>78</text:p>
          </table:table-cell>
          <table:table-cell table:formula="of:=[.B79]/474" office:value-type="float" office:value="0.164556962025316" calcext:value-type="float">
            <text:p>0.1645569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79]+1" office:value-type="float" office:value="79" calcext:value-type="float">
            <text:p>79</text:p>
          </table:table-cell>
          <table:table-cell table:formula="of:=[.B80]/474" office:value-type="float" office:value="0.166666666666667" calcext:value-type="float">
            <text:p>0.16666666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80]+1" office:value-type="float" office:value="80" calcext:value-type="float">
            <text:p>80</text:p>
          </table:table-cell>
          <table:table-cell table:formula="of:=[.B81]/474" office:value-type="float" office:value="0.168776371308017" calcext:value-type="float">
            <text:p>0.16877637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81]+1" office:value-type="float" office:value="81" calcext:value-type="float">
            <text:p>81</text:p>
          </table:table-cell>
          <table:table-cell table:formula="of:=[.B82]/474" office:value-type="float" office:value="0.170886075949367" calcext:value-type="float">
            <text:p>0.17088607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82]+1" office:value-type="float" office:value="82" calcext:value-type="float">
            <text:p>82</text:p>
          </table:table-cell>
          <table:table-cell table:formula="of:=[.B83]/474" office:value-type="float" office:value="0.172995780590717" calcext:value-type="float">
            <text:p>0.17299578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83]+1" office:value-type="float" office:value="83" calcext:value-type="float">
            <text:p>83</text:p>
          </table:table-cell>
          <table:table-cell table:formula="of:=[.B84]/474" office:value-type="float" office:value="0.175105485232068" calcext:value-type="float">
            <text:p>0.17510548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84]+1" office:value-type="float" office:value="84" calcext:value-type="float">
            <text:p>84</text:p>
          </table:table-cell>
          <table:table-cell table:formula="of:=[.B85]/474" office:value-type="float" office:value="0.177215189873418" calcext:value-type="float">
            <text:p>0.17721518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85]+1" office:value-type="float" office:value="85" calcext:value-type="float">
            <text:p>85</text:p>
          </table:table-cell>
          <table:table-cell table:formula="of:=[.B86]/474" office:value-type="float" office:value="0.179324894514768" calcext:value-type="float">
            <text:p>0.17932489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86]+1" office:value-type="float" office:value="86" calcext:value-type="float">
            <text:p>86</text:p>
          </table:table-cell>
          <table:table-cell table:formula="of:=[.B87]/474" office:value-type="float" office:value="0.181434599156118" calcext:value-type="float">
            <text:p>0.18143459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87]+1" office:value-type="float" office:value="87" calcext:value-type="float">
            <text:p>87</text:p>
          </table:table-cell>
          <table:table-cell table:formula="of:=[.B88]/474" office:value-type="float" office:value="0.183544303797468" calcext:value-type="float">
            <text:p>0.18354430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88]+1" office:value-type="float" office:value="88" calcext:value-type="float">
            <text:p>88</text:p>
          </table:table-cell>
          <table:table-cell table:formula="of:=[.B89]/474" office:value-type="float" office:value="0.185654008438819" calcext:value-type="float">
            <text:p>0.18565400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89]+1" office:value-type="float" office:value="89" calcext:value-type="float">
            <text:p>89</text:p>
          </table:table-cell>
          <table:table-cell table:formula="of:=[.B90]/474" office:value-type="float" office:value="0.187763713080169" calcext:value-type="float">
            <text:p>0.18776371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90]+1" office:value-type="float" office:value="90" calcext:value-type="float">
            <text:p>90</text:p>
          </table:table-cell>
          <table:table-cell table:formula="of:=[.B91]/474" office:value-type="float" office:value="0.189873417721519" calcext:value-type="float">
            <text:p>0.189873417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91]+1" office:value-type="float" office:value="91" calcext:value-type="float">
            <text:p>91</text:p>
          </table:table-cell>
          <table:table-cell table:formula="of:=[.B92]/474" office:value-type="float" office:value="0.191983122362869" calcext:value-type="float">
            <text:p>0.19198312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92]+1" office:value-type="float" office:value="92" calcext:value-type="float">
            <text:p>92</text:p>
          </table:table-cell>
          <table:table-cell table:formula="of:=[.B93]/474" office:value-type="float" office:value="0.194092827004219" calcext:value-type="float">
            <text:p>0.1940928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93]+1" office:value-type="float" office:value="93" calcext:value-type="float">
            <text:p>93</text:p>
          </table:table-cell>
          <table:table-cell table:formula="of:=[.B94]/474" office:value-type="float" office:value="0.19620253164557" calcext:value-type="float">
            <text:p>0.19620253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94]+1" office:value-type="float" office:value="94" calcext:value-type="float">
            <text:p>94</text:p>
          </table:table-cell>
          <table:table-cell table:formula="of:=[.B95]/474" office:value-type="float" office:value="0.19831223628692" calcext:value-type="float">
            <text:p>0.198312236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95]+1" office:value-type="float" office:value="95" calcext:value-type="float">
            <text:p>95</text:p>
          </table:table-cell>
          <table:table-cell table:formula="of:=[.B96]/474" office:value-type="float" office:value="0.20042194092827" calcext:value-type="float">
            <text:p>0.200421940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96]+1" office:value-type="float" office:value="96" calcext:value-type="float">
            <text:p>96</text:p>
          </table:table-cell>
          <table:table-cell table:formula="of:=[.B97]/474" office:value-type="float" office:value="0.20253164556962" calcext:value-type="float">
            <text:p>0.202531645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97]+1" office:value-type="float" office:value="97" calcext:value-type="float">
            <text:p>97</text:p>
          </table:table-cell>
          <table:table-cell table:formula="of:=[.B98]/474" office:value-type="float" office:value="0.20464135021097" calcext:value-type="float">
            <text:p>0.204641350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98]+1" office:value-type="float" office:value="98" calcext:value-type="float">
            <text:p>98</text:p>
          </table:table-cell>
          <table:table-cell table:formula="of:=[.B99]/474" office:value-type="float" office:value="0.206751054852321" calcext:value-type="float">
            <text:p>0.206751054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99]+1" office:value-type="float" office:value="99" calcext:value-type="float">
            <text:p>99</text:p>
          </table:table-cell>
          <table:table-cell table:formula="of:=[.B100]/474" office:value-type="float" office:value="0.208860759493671" calcext:value-type="float">
            <text:p>0.208860759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100]+1" office:value-type="float" office:value="100" calcext:value-type="float">
            <text:p>100</text:p>
          </table:table-cell>
          <table:table-cell table:formula="of:=[.B101]/474" office:value-type="float" office:value="0.210970464135021" calcext:value-type="float">
            <text:p>0.210970464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101]+1" office:value-type="float" office:value="101" calcext:value-type="float">
            <text:p>101</text:p>
          </table:table-cell>
          <table:table-cell table:formula="of:=[.B102]/474" office:value-type="float" office:value="0.213080168776371" calcext:value-type="float">
            <text:p>0.213080168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102]+1" office:value-type="float" office:value="102" calcext:value-type="float">
            <text:p>102</text:p>
          </table:table-cell>
          <table:table-cell table:formula="of:=[.B103]/474" office:value-type="float" office:value="0.215189873417721" calcext:value-type="float">
            <text:p>0.215189873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103]+1" office:value-type="float" office:value="103" calcext:value-type="float">
            <text:p>103</text:p>
          </table:table-cell>
          <table:table-cell table:formula="of:=[.B104]/474" office:value-type="float" office:value="0.217299578059072" calcext:value-type="float">
            <text:p>0.217299578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104]+1" office:value-type="float" office:value="104" calcext:value-type="float">
            <text:p>104</text:p>
          </table:table-cell>
          <table:table-cell table:formula="of:=[.B105]/474" office:value-type="float" office:value="0.219409282700422" calcext:value-type="float">
            <text:p>0.21940928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105]+1" office:value-type="float" office:value="105" calcext:value-type="float">
            <text:p>105</text:p>
          </table:table-cell>
          <table:table-cell table:formula="of:=[.B106]/474" office:value-type="float" office:value="0.221518987341772" calcext:value-type="float">
            <text:p>0.22151898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106]+1" office:value-type="float" office:value="106" calcext:value-type="float">
            <text:p>106</text:p>
          </table:table-cell>
          <table:table-cell table:formula="of:=[.B107]/474" office:value-type="float" office:value="0.223628691983122" calcext:value-type="float">
            <text:p>0.22362869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107]+1" office:value-type="float" office:value="107" calcext:value-type="float">
            <text:p>107</text:p>
          </table:table-cell>
          <table:table-cell table:formula="of:=[.B108]/474" office:value-type="float" office:value="0.225738396624473" calcext:value-type="float">
            <text:p>0.225738396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108]+1" office:value-type="float" office:value="108" calcext:value-type="float">
            <text:p>108</text:p>
          </table:table-cell>
          <table:table-cell table:formula="of:=[.B109]/474" office:value-type="float" office:value="0.227848101265823" calcext:value-type="float">
            <text:p>0.22784810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109]+1" office:value-type="float" office:value="109" calcext:value-type="float">
            <text:p>109</text:p>
          </table:table-cell>
          <table:table-cell table:formula="of:=[.B110]/474" office:value-type="float" office:value="0.229957805907173" calcext:value-type="float">
            <text:p>0.22995780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110]+1" office:value-type="float" office:value="110" calcext:value-type="float">
            <text:p>110</text:p>
          </table:table-cell>
          <table:table-cell table:formula="of:=[.B111]/474" office:value-type="float" office:value="0.232067510548523" calcext:value-type="float">
            <text:p>0.23206751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111]+1" office:value-type="float" office:value="111" calcext:value-type="float">
            <text:p>111</text:p>
          </table:table-cell>
          <table:table-cell table:formula="of:=[.B112]/474" office:value-type="float" office:value="0.234177215189873" calcext:value-type="float">
            <text:p>0.234177215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112]+1" office:value-type="float" office:value="112" calcext:value-type="float">
            <text:p>112</text:p>
          </table:table-cell>
          <table:table-cell table:formula="of:=[.B113]/474" office:value-type="float" office:value="0.236286919831224" calcext:value-type="float">
            <text:p>0.236286919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113]+1" office:value-type="float" office:value="113" calcext:value-type="float">
            <text:p>113</text:p>
          </table:table-cell>
          <table:table-cell table:formula="of:=[.B114]/474" office:value-type="float" office:value="0.238396624472574" calcext:value-type="float">
            <text:p>0.238396624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114]+1" office:value-type="float" office:value="114" calcext:value-type="float">
            <text:p>114</text:p>
          </table:table-cell>
          <table:table-cell table:formula="of:=[.B115]/474" office:value-type="float" office:value="0.240506329113924" calcext:value-type="float">
            <text:p>0.240506329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115]+1" office:value-type="float" office:value="115" calcext:value-type="float">
            <text:p>115</text:p>
          </table:table-cell>
          <table:table-cell table:formula="of:=[.B116]/474" office:value-type="float" office:value="0.242616033755274" calcext:value-type="float">
            <text:p>0.242616033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116]+1" office:value-type="float" office:value="116" calcext:value-type="float">
            <text:p>116</text:p>
          </table:table-cell>
          <table:table-cell table:formula="of:=[.B117]/474" office:value-type="float" office:value="0.244725738396624" calcext:value-type="float">
            <text:p>0.244725738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117]+1" office:value-type="float" office:value="117" calcext:value-type="float">
            <text:p>117</text:p>
          </table:table-cell>
          <table:table-cell table:formula="of:=[.B118]/474" office:value-type="float" office:value="0.246835443037975" calcext:value-type="float">
            <text:p>0.2468354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118]+1" office:value-type="float" office:value="118" calcext:value-type="float">
            <text:p>118</text:p>
          </table:table-cell>
          <table:table-cell table:formula="of:=[.B119]/474" office:value-type="float" office:value="0.248945147679325" calcext:value-type="float">
            <text:p>0.248945147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119]+1" office:value-type="float" office:value="119" calcext:value-type="float">
            <text:p>119</text:p>
          </table:table-cell>
          <table:table-cell table:formula="of:=[.B120]/474" office:value-type="float" office:value="0.251054852320675" calcext:value-type="float">
            <text:p>0.25105485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120]+1" office:value-type="float" office:value="120" calcext:value-type="float">
            <text:p>120</text:p>
          </table:table-cell>
          <table:table-cell table:formula="of:=[.B121]/474" office:value-type="float" office:value="0.253164556962025" calcext:value-type="float">
            <text:p>0.2531645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121]+1" office:value-type="float" office:value="121" calcext:value-type="float">
            <text:p>121</text:p>
          </table:table-cell>
          <table:table-cell table:formula="of:=[.B122]/474" office:value-type="float" office:value="0.255274261603375" calcext:value-type="float">
            <text:p>0.25527426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122]+1" office:value-type="float" office:value="122" calcext:value-type="float">
            <text:p>122</text:p>
          </table:table-cell>
          <table:table-cell table:formula="of:=[.B123]/474" office:value-type="float" office:value="0.257383966244726" calcext:value-type="float">
            <text:p>0.25738396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123]+1" office:value-type="float" office:value="123" calcext:value-type="float">
            <text:p>123</text:p>
          </table:table-cell>
          <table:table-cell table:formula="of:=[.B124]/474" office:value-type="float" office:value="0.259493670886076" calcext:value-type="float">
            <text:p>0.259493670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124]+1" office:value-type="float" office:value="124" calcext:value-type="float">
            <text:p>124</text:p>
          </table:table-cell>
          <table:table-cell table:formula="of:=[.B125]/474" office:value-type="float" office:value="0.261603375527426" calcext:value-type="float">
            <text:p>0.261603375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125]+1" office:value-type="float" office:value="125" calcext:value-type="float">
            <text:p>125</text:p>
          </table:table-cell>
          <table:table-cell table:formula="of:=[.B126]/474" office:value-type="float" office:value="0.263713080168776" calcext:value-type="float">
            <text:p>0.263713080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126]+1" office:value-type="float" office:value="126" calcext:value-type="float">
            <text:p>126</text:p>
          </table:table-cell>
          <table:table-cell table:formula="of:=[.B127]/474" office:value-type="float" office:value="0.265822784810127" calcext:value-type="float">
            <text:p>0.265822784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127]+1" office:value-type="float" office:value="127" calcext:value-type="float">
            <text:p>127</text:p>
          </table:table-cell>
          <table:table-cell table:formula="of:=[.B128]/474" office:value-type="float" office:value="0.267932489451477" calcext:value-type="float">
            <text:p>0.267932489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128]+1" office:value-type="float" office:value="128" calcext:value-type="float">
            <text:p>128</text:p>
          </table:table-cell>
          <table:table-cell table:formula="of:=[.B129]/474" office:value-type="float" office:value="0.270042194092827" calcext:value-type="float">
            <text:p>0.270042194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129]+1" office:value-type="float" office:value="129" calcext:value-type="float">
            <text:p>129</text:p>
          </table:table-cell>
          <table:table-cell table:formula="of:=[.B130]/474" office:value-type="float" office:value="0.272151898734177" calcext:value-type="float">
            <text:p>0.272151898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130]+1" office:value-type="float" office:value="130" calcext:value-type="float">
            <text:p>130</text:p>
          </table:table-cell>
          <table:table-cell table:formula="of:=[.B131]/474" office:value-type="float" office:value="0.274261603375527" calcext:value-type="float">
            <text:p>0.274261603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131]+1" office:value-type="float" office:value="131" calcext:value-type="float">
            <text:p>131</text:p>
          </table:table-cell>
          <table:table-cell table:formula="of:=[.B132]/474" office:value-type="float" office:value="0.276371308016878" calcext:value-type="float">
            <text:p>0.27637130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132]+1" office:value-type="float" office:value="132" calcext:value-type="float">
            <text:p>132</text:p>
          </table:table-cell>
          <table:table-cell table:formula="of:=[.B133]/474" office:value-type="float" office:value="0.278481012658228" calcext:value-type="float">
            <text:p>0.278481012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133]+1" office:value-type="float" office:value="133" calcext:value-type="float">
            <text:p>133</text:p>
          </table:table-cell>
          <table:table-cell table:formula="of:=[.B134]/474" office:value-type="float" office:value="0.280590717299578" calcext:value-type="float">
            <text:p>0.280590717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134]+1" office:value-type="float" office:value="134" calcext:value-type="float">
            <text:p>134</text:p>
          </table:table-cell>
          <table:table-cell table:formula="of:=[.B135]/474" office:value-type="float" office:value="0.282700421940928" calcext:value-type="float">
            <text:p>0.28270042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135]+1" office:value-type="float" office:value="135" calcext:value-type="float">
            <text:p>135</text:p>
          </table:table-cell>
          <table:table-cell table:formula="of:=[.B136]/474" office:value-type="float" office:value="0.284810126582278" calcext:value-type="float">
            <text:p>0.284810126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136]+1" office:value-type="float" office:value="136" calcext:value-type="float">
            <text:p>136</text:p>
          </table:table-cell>
          <table:table-cell table:formula="of:=[.B137]/474" office:value-type="float" office:value="0.286919831223629" calcext:value-type="float">
            <text:p>0.286919831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137]+1" office:value-type="float" office:value="137" calcext:value-type="float">
            <text:p>137</text:p>
          </table:table-cell>
          <table:table-cell table:formula="of:=[.B138]/474" office:value-type="float" office:value="0.289029535864979" calcext:value-type="float">
            <text:p>0.289029535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138]+1" office:value-type="float" office:value="138" calcext:value-type="float">
            <text:p>138</text:p>
          </table:table-cell>
          <table:table-cell table:formula="of:=[.B139]/474" office:value-type="float" office:value="0.291139240506329" calcext:value-type="float">
            <text:p>0.291139240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139]+1" office:value-type="float" office:value="139" calcext:value-type="float">
            <text:p>139</text:p>
          </table:table-cell>
          <table:table-cell table:formula="of:=[.B140]/474" office:value-type="float" office:value="0.293248945147679" calcext:value-type="float">
            <text:p>0.293248945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140]+1" office:value-type="float" office:value="140" calcext:value-type="float">
            <text:p>140</text:p>
          </table:table-cell>
          <table:table-cell table:formula="of:=[.B141]/474" office:value-type="float" office:value="0.29535864978903" calcext:value-type="float">
            <text:p>0.295358649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141]+1" office:value-type="float" office:value="141" calcext:value-type="float">
            <text:p>141</text:p>
          </table:table-cell>
          <table:table-cell table:formula="of:=[.B142]/474" office:value-type="float" office:value="0.29746835443038" calcext:value-type="float">
            <text:p>0.297468354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142]+1" office:value-type="float" office:value="142" calcext:value-type="float">
            <text:p>142</text:p>
          </table:table-cell>
          <table:table-cell table:formula="of:=[.B143]/474" office:value-type="float" office:value="0.29957805907173" calcext:value-type="float">
            <text:p>0.299578059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143]+1" office:value-type="float" office:value="143" calcext:value-type="float">
            <text:p>143</text:p>
          </table:table-cell>
          <table:table-cell table:formula="of:=[.B144]/474" office:value-type="float" office:value="0.30168776371308" calcext:value-type="float">
            <text:p>0.301687763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144]+1" office:value-type="float" office:value="144" calcext:value-type="float">
            <text:p>144</text:p>
          </table:table-cell>
          <table:table-cell table:formula="of:=[.B145]/474" office:value-type="float" office:value="0.30379746835443" calcext:value-type="float">
            <text:p>0.30379746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145]+1" office:value-type="float" office:value="145" calcext:value-type="float">
            <text:p>145</text:p>
          </table:table-cell>
          <table:table-cell table:formula="of:=[.B146]/474" office:value-type="float" office:value="0.305907172995781" calcext:value-type="float">
            <text:p>0.30590717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146]+1" office:value-type="float" office:value="146" calcext:value-type="float">
            <text:p>146</text:p>
          </table:table-cell>
          <table:table-cell table:formula="of:=[.B147]/474" office:value-type="float" office:value="0.308016877637131" calcext:value-type="float">
            <text:p>0.308016877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147]+1" office:value-type="float" office:value="147" calcext:value-type="float">
            <text:p>147</text:p>
          </table:table-cell>
          <table:table-cell table:formula="of:=[.B148]/474" office:value-type="float" office:value="0.310126582278481" calcext:value-type="float">
            <text:p>0.310126582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148]+1" office:value-type="float" office:value="148" calcext:value-type="float">
            <text:p>148</text:p>
          </table:table-cell>
          <table:table-cell table:formula="of:=[.B149]/474" office:value-type="float" office:value="0.312236286919831" calcext:value-type="float">
            <text:p>0.312236286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149]+1" office:value-type="float" office:value="149" calcext:value-type="float">
            <text:p>149</text:p>
          </table:table-cell>
          <table:table-cell table:formula="of:=[.B150]/474" office:value-type="float" office:value="0.314345991561181" calcext:value-type="float">
            <text:p>0.314345991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150]+1" office:value-type="float" office:value="150" calcext:value-type="float">
            <text:p>150</text:p>
          </table:table-cell>
          <table:table-cell table:formula="of:=[.B151]/474" office:value-type="float" office:value="0.316455696202532" calcext:value-type="float">
            <text:p>0.316455696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151]+1" office:value-type="float" office:value="151" calcext:value-type="float">
            <text:p>151</text:p>
          </table:table-cell>
          <table:table-cell table:formula="of:=[.B152]/474" office:value-type="float" office:value="0.318565400843882" calcext:value-type="float">
            <text:p>0.318565400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152]+1" office:value-type="float" office:value="152" calcext:value-type="float">
            <text:p>152</text:p>
          </table:table-cell>
          <table:table-cell table:formula="of:=[.B153]/474" office:value-type="float" office:value="0.320675105485232" calcext:value-type="float">
            <text:p>0.32067510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153]+1" office:value-type="float" office:value="153" calcext:value-type="float">
            <text:p>153</text:p>
          </table:table-cell>
          <table:table-cell table:formula="of:=[.B154]/474" office:value-type="float" office:value="0.322784810126582" calcext:value-type="float">
            <text:p>0.32278481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154]+1" office:value-type="float" office:value="154" calcext:value-type="float">
            <text:p>154</text:p>
          </table:table-cell>
          <table:table-cell table:formula="of:=[.B155]/474" office:value-type="float" office:value="0.324894514767932" calcext:value-type="float">
            <text:p>0.32489451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155]+1" office:value-type="float" office:value="155" calcext:value-type="float">
            <text:p>155</text:p>
          </table:table-cell>
          <table:table-cell table:formula="of:=[.B156]/474" office:value-type="float" office:value="0.327004219409283" calcext:value-type="float">
            <text:p>0.327004219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156]+1" office:value-type="float" office:value="156" calcext:value-type="float">
            <text:p>156</text:p>
          </table:table-cell>
          <table:table-cell table:formula="of:=[.B157]/474" office:value-type="float" office:value="0.329113924050633" calcext:value-type="float">
            <text:p>0.329113924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157]+1" office:value-type="float" office:value="157" calcext:value-type="float">
            <text:p>157</text:p>
          </table:table-cell>
          <table:table-cell table:formula="of:=[.B158]/474" office:value-type="float" office:value="0.331223628691983" calcext:value-type="float">
            <text:p>0.331223628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158]+1" office:value-type="float" office:value="158" calcext:value-type="float">
            <text:p>158</text:p>
          </table:table-cell>
          <table:table-cell table:formula="of:=[.B159]/474" office:value-type="float" office:value="0.333333333333333" calcext:value-type="float">
            <text:p>0.333333333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159]+1" office:value-type="float" office:value="159" calcext:value-type="float">
            <text:p>159</text:p>
          </table:table-cell>
          <table:table-cell table:formula="of:=[.B160]/474" office:value-type="float" office:value="0.335443037974684" calcext:value-type="float">
            <text:p>0.33544303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160]+1" office:value-type="float" office:value="160" calcext:value-type="float">
            <text:p>160</text:p>
          </table:table-cell>
          <table:table-cell table:formula="of:=[.B161]/474" office:value-type="float" office:value="0.337552742616034" calcext:value-type="float">
            <text:p>0.337552742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161]+1" office:value-type="float" office:value="161" calcext:value-type="float">
            <text:p>161</text:p>
          </table:table-cell>
          <table:table-cell table:formula="of:=[.B162]/474" office:value-type="float" office:value="0.339662447257384" calcext:value-type="float">
            <text:p>0.339662447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162]+1" office:value-type="float" office:value="162" calcext:value-type="float">
            <text:p>162</text:p>
          </table:table-cell>
          <table:table-cell table:formula="of:=[.B163]/474" office:value-type="float" office:value="0.341772151898734" calcext:value-type="float">
            <text:p>0.341772151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163]+1" office:value-type="float" office:value="163" calcext:value-type="float">
            <text:p>163</text:p>
          </table:table-cell>
          <table:table-cell table:formula="of:=[.B164]/474" office:value-type="float" office:value="0.343881856540084" calcext:value-type="float">
            <text:p>0.343881856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164]+1" office:value-type="float" office:value="164" calcext:value-type="float">
            <text:p>164</text:p>
          </table:table-cell>
          <table:table-cell table:formula="of:=[.B165]/474" office:value-type="float" office:value="0.345991561181435" calcext:value-type="float">
            <text:p>0.345991561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165]+1" office:value-type="float" office:value="165" calcext:value-type="float">
            <text:p>165</text:p>
          </table:table-cell>
          <table:table-cell table:formula="of:=[.B166]/474" office:value-type="float" office:value="0.348101265822785" calcext:value-type="float">
            <text:p>0.348101265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166]+1" office:value-type="float" office:value="166" calcext:value-type="float">
            <text:p>166</text:p>
          </table:table-cell>
          <table:table-cell table:formula="of:=[.B167]/474" office:value-type="float" office:value="0.350210970464135" calcext:value-type="float">
            <text:p>0.35021097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167]+1" office:value-type="float" office:value="167" calcext:value-type="float">
            <text:p>167</text:p>
          </table:table-cell>
          <table:table-cell table:formula="of:=[.B168]/474" office:value-type="float" office:value="0.352320675105485" calcext:value-type="float">
            <text:p>0.352320675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168]+1" office:value-type="float" office:value="168" calcext:value-type="float">
            <text:p>168</text:p>
          </table:table-cell>
          <table:table-cell table:formula="of:=[.B169]/474" office:value-type="float" office:value="0.354430379746835" calcext:value-type="float">
            <text:p>0.354430379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169]+1" office:value-type="float" office:value="169" calcext:value-type="float">
            <text:p>169</text:p>
          </table:table-cell>
          <table:table-cell table:formula="of:=[.B170]/474" office:value-type="float" office:value="0.356540084388186" calcext:value-type="float">
            <text:p>0.356540084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170]+1" office:value-type="float" office:value="170" calcext:value-type="float">
            <text:p>170</text:p>
          </table:table-cell>
          <table:table-cell table:formula="of:=[.B171]/474" office:value-type="float" office:value="0.358649789029536" calcext:value-type="float">
            <text:p>0.35864978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171]+1" office:value-type="float" office:value="171" calcext:value-type="float">
            <text:p>171</text:p>
          </table:table-cell>
          <table:table-cell table:formula="of:=[.B172]/474" office:value-type="float" office:value="0.360759493670886" calcext:value-type="float">
            <text:p>0.360759493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172]+1" office:value-type="float" office:value="172" calcext:value-type="float">
            <text:p>172</text:p>
          </table:table-cell>
          <table:table-cell table:formula="of:=[.B173]/474" office:value-type="float" office:value="0.362869198312236" calcext:value-type="float">
            <text:p>0.362869198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173]+1" office:value-type="float" office:value="173" calcext:value-type="float">
            <text:p>173</text:p>
          </table:table-cell>
          <table:table-cell table:formula="of:=[.B174]/474" office:value-type="float" office:value="0.364978902953586" calcext:value-type="float">
            <text:p>0.36497890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174]+1" office:value-type="float" office:value="174" calcext:value-type="float">
            <text:p>174</text:p>
          </table:table-cell>
          <table:table-cell table:formula="of:=[.B175]/474" office:value-type="float" office:value="0.367088607594937" calcext:value-type="float">
            <text:p>0.367088607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175]+1" office:value-type="float" office:value="175" calcext:value-type="float">
            <text:p>175</text:p>
          </table:table-cell>
          <table:table-cell table:formula="of:=[.B176]/474" office:value-type="float" office:value="0.369198312236287" calcext:value-type="float">
            <text:p>0.369198312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176]+1" office:value-type="float" office:value="176" calcext:value-type="float">
            <text:p>176</text:p>
          </table:table-cell>
          <table:table-cell table:formula="of:=[.B177]/474" office:value-type="float" office:value="0.371308016877637" calcext:value-type="float">
            <text:p>0.371308016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177]+1" office:value-type="float" office:value="177" calcext:value-type="float">
            <text:p>177</text:p>
          </table:table-cell>
          <table:table-cell table:formula="of:=[.B178]/474" office:value-type="float" office:value="0.373417721518987" calcext:value-type="float">
            <text:p>0.373417721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178]+1" office:value-type="float" office:value="178" calcext:value-type="float">
            <text:p>178</text:p>
          </table:table-cell>
          <table:table-cell table:formula="of:=[.B179]/474" office:value-type="float" office:value="0.375527426160338" calcext:value-type="float">
            <text:p>0.375527426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179]+1" office:value-type="float" office:value="179" calcext:value-type="float">
            <text:p>179</text:p>
          </table:table-cell>
          <table:table-cell table:formula="of:=[.B180]/474" office:value-type="float" office:value="0.377637130801688" calcext:value-type="float">
            <text:p>0.377637130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180]+1" office:value-type="float" office:value="180" calcext:value-type="float">
            <text:p>180</text:p>
          </table:table-cell>
          <table:table-cell table:formula="of:=[.B181]/474" office:value-type="float" office:value="0.379746835443038" calcext:value-type="float">
            <text:p>0.379746835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181]+1" office:value-type="float" office:value="181" calcext:value-type="float">
            <text:p>181</text:p>
          </table:table-cell>
          <table:table-cell table:formula="of:=[.B182]/474" office:value-type="float" office:value="0.381856540084388" calcext:value-type="float">
            <text:p>0.381856540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182]+1" office:value-type="float" office:value="182" calcext:value-type="float">
            <text:p>182</text:p>
          </table:table-cell>
          <table:table-cell table:formula="of:=[.B183]/474" office:value-type="float" office:value="0.383966244725738" calcext:value-type="float">
            <text:p>0.383966244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183]+1" office:value-type="float" office:value="183" calcext:value-type="float">
            <text:p>183</text:p>
          </table:table-cell>
          <table:table-cell table:formula="of:=[.B184]/474" office:value-type="float" office:value="0.386075949367089" calcext:value-type="float">
            <text:p>0.386075949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184]+1" office:value-type="float" office:value="184" calcext:value-type="float">
            <text:p>184</text:p>
          </table:table-cell>
          <table:table-cell table:formula="of:=[.B185]/474" office:value-type="float" office:value="0.388185654008439" calcext:value-type="float">
            <text:p>0.38818565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185]+1" office:value-type="float" office:value="185" calcext:value-type="float">
            <text:p>185</text:p>
          </table:table-cell>
          <table:table-cell table:formula="of:=[.B186]/474" office:value-type="float" office:value="0.390295358649789" calcext:value-type="float">
            <text:p>0.390295358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186]+1" office:value-type="float" office:value="186" calcext:value-type="float">
            <text:p>186</text:p>
          </table:table-cell>
          <table:table-cell table:formula="of:=[.B187]/474" office:value-type="float" office:value="0.392405063291139" calcext:value-type="float">
            <text:p>0.392405063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187]+1" office:value-type="float" office:value="187" calcext:value-type="float">
            <text:p>187</text:p>
          </table:table-cell>
          <table:table-cell table:formula="of:=[.B188]/474" office:value-type="float" office:value="0.394514767932489" calcext:value-type="float">
            <text:p>0.394514767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188]+1" office:value-type="float" office:value="188" calcext:value-type="float">
            <text:p>188</text:p>
          </table:table-cell>
          <table:table-cell table:formula="of:=[.B189]/474" office:value-type="float" office:value="0.39662447257384" calcext:value-type="float">
            <text:p>0.396624472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189]+1" office:value-type="float" office:value="189" calcext:value-type="float">
            <text:p>189</text:p>
          </table:table-cell>
          <table:table-cell table:formula="of:=[.B190]/474" office:value-type="float" office:value="0.39873417721519" calcext:value-type="float">
            <text:p>0.398734177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190]+1" office:value-type="float" office:value="190" calcext:value-type="float">
            <text:p>190</text:p>
          </table:table-cell>
          <table:table-cell table:formula="of:=[.B191]/474" office:value-type="float" office:value="0.40084388185654" calcext:value-type="float">
            <text:p>0.400843881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191]+1" office:value-type="float" office:value="191" calcext:value-type="float">
            <text:p>191</text:p>
          </table:table-cell>
          <table:table-cell table:formula="of:=[.B192]/474" office:value-type="float" office:value="0.40295358649789" calcext:value-type="float">
            <text:p>0.402953586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192]+1" office:value-type="float" office:value="192" calcext:value-type="float">
            <text:p>192</text:p>
          </table:table-cell>
          <table:table-cell table:formula="of:=[.B193]/474" office:value-type="float" office:value="0.40506329113924" calcext:value-type="float">
            <text:p>0.405063291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193]+1" office:value-type="float" office:value="193" calcext:value-type="float">
            <text:p>193</text:p>
          </table:table-cell>
          <table:table-cell table:formula="of:=[.B194]/474" office:value-type="float" office:value="0.407172995780591" calcext:value-type="float">
            <text:p>0.407172995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194]+1" office:value-type="float" office:value="194" calcext:value-type="float">
            <text:p>194</text:p>
          </table:table-cell>
          <table:table-cell table:formula="of:=[.B195]/474" office:value-type="float" office:value="0.409282700421941" calcext:value-type="float">
            <text:p>0.409282700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195]+1" office:value-type="float" office:value="195" calcext:value-type="float">
            <text:p>195</text:p>
          </table:table-cell>
          <table:table-cell table:formula="of:=[.B196]/474" office:value-type="float" office:value="0.411392405063291" calcext:value-type="float">
            <text:p>0.411392405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196]+1" office:value-type="float" office:value="196" calcext:value-type="float">
            <text:p>196</text:p>
          </table:table-cell>
          <table:table-cell table:formula="of:=[.B197]/474" office:value-type="float" office:value="0.413502109704641" calcext:value-type="float">
            <text:p>0.413502109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197]+1" office:value-type="float" office:value="197" calcext:value-type="float">
            <text:p>197</text:p>
          </table:table-cell>
          <table:table-cell table:formula="of:=[.B198]/474" office:value-type="float" office:value="0.415611814345992" calcext:value-type="float">
            <text:p>0.415611814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198]+1" office:value-type="float" office:value="198" calcext:value-type="float">
            <text:p>198</text:p>
          </table:table-cell>
          <table:table-cell table:formula="of:=[.B199]/474" office:value-type="float" office:value="0.417721518987342" calcext:value-type="float">
            <text:p>0.41772151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199]+1" office:value-type="float" office:value="199" calcext:value-type="float">
            <text:p>199</text:p>
          </table:table-cell>
          <table:table-cell table:formula="of:=[.B200]/474" office:value-type="float" office:value="0.419831223628692" calcext:value-type="float">
            <text:p>0.419831223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200]+1" office:value-type="float" office:value="200" calcext:value-type="float">
            <text:p>200</text:p>
          </table:table-cell>
          <table:table-cell table:formula="of:=[.B201]/474" office:value-type="float" office:value="0.421940928270042" calcext:value-type="float">
            <text:p>0.421940928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201]+1" office:value-type="float" office:value="201" calcext:value-type="float">
            <text:p>201</text:p>
          </table:table-cell>
          <table:table-cell table:formula="of:=[.B202]/474" office:value-type="float" office:value="0.424050632911392" calcext:value-type="float">
            <text:p>0.424050632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202]+1" office:value-type="float" office:value="202" calcext:value-type="float">
            <text:p>202</text:p>
          </table:table-cell>
          <table:table-cell table:formula="of:=[.B203]/474" office:value-type="float" office:value="0.426160337552743" calcext:value-type="float">
            <text:p>0.426160337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203]+1" office:value-type="float" office:value="203" calcext:value-type="float">
            <text:p>203</text:p>
          </table:table-cell>
          <table:table-cell table:formula="of:=[.B204]/474" office:value-type="float" office:value="0.428270042194093" calcext:value-type="float">
            <text:p>0.428270042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204]+1" office:value-type="float" office:value="204" calcext:value-type="float">
            <text:p>204</text:p>
          </table:table-cell>
          <table:table-cell table:formula="of:=[.B205]/474" office:value-type="float" office:value="0.430379746835443" calcext:value-type="float">
            <text:p>0.430379746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205]+1" office:value-type="float" office:value="205" calcext:value-type="float">
            <text:p>205</text:p>
          </table:table-cell>
          <table:table-cell table:formula="of:=[.B206]/474" office:value-type="float" office:value="0.432489451476793" calcext:value-type="float">
            <text:p>0.43248945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206]+1" office:value-type="float" office:value="206" calcext:value-type="float">
            <text:p>206</text:p>
          </table:table-cell>
          <table:table-cell table:formula="of:=[.B207]/474" office:value-type="float" office:value="0.434599156118143" calcext:value-type="float">
            <text:p>0.434599156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207]+1" office:value-type="float" office:value="207" calcext:value-type="float">
            <text:p>207</text:p>
          </table:table-cell>
          <table:table-cell table:formula="of:=[.B208]/474" office:value-type="float" office:value="0.436708860759494" calcext:value-type="float">
            <text:p>0.436708860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208]+1" office:value-type="float" office:value="208" calcext:value-type="float">
            <text:p>208</text:p>
          </table:table-cell>
          <table:table-cell table:formula="of:=[.B209]/474" office:value-type="float" office:value="0.438818565400844" calcext:value-type="float">
            <text:p>0.438818565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209]+1" office:value-type="float" office:value="209" calcext:value-type="float">
            <text:p>209</text:p>
          </table:table-cell>
          <table:table-cell table:formula="of:=[.B210]/474" office:value-type="float" office:value="0.440928270042194" calcext:value-type="float">
            <text:p>0.4409282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210]+1" office:value-type="float" office:value="210" calcext:value-type="float">
            <text:p>210</text:p>
          </table:table-cell>
          <table:table-cell table:formula="of:=[.B211]/474" office:value-type="float" office:value="0.443037974683544" calcext:value-type="float">
            <text:p>0.443037974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211]+1" office:value-type="float" office:value="211" calcext:value-type="float">
            <text:p>211</text:p>
          </table:table-cell>
          <table:table-cell table:formula="of:=[.B212]/474" office:value-type="float" office:value="0.445147679324895" calcext:value-type="float">
            <text:p>0.445147679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212]+1" office:value-type="float" office:value="212" calcext:value-type="float">
            <text:p>212</text:p>
          </table:table-cell>
          <table:table-cell table:formula="of:=[.B213]/474" office:value-type="float" office:value="0.447257383966245" calcext:value-type="float">
            <text:p>0.44725738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213]+1" office:value-type="float" office:value="213" calcext:value-type="float">
            <text:p>213</text:p>
          </table:table-cell>
          <table:table-cell table:formula="of:=[.B214]/474" office:value-type="float" office:value="0.449367088607595" calcext:value-type="float">
            <text:p>0.449367088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214]+1" office:value-type="float" office:value="214" calcext:value-type="float">
            <text:p>214</text:p>
          </table:table-cell>
          <table:table-cell table:formula="of:=[.B215]/474" office:value-type="float" office:value="0.451476793248945" calcext:value-type="float">
            <text:p>0.451476793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215]+1" office:value-type="float" office:value="215" calcext:value-type="float">
            <text:p>215</text:p>
          </table:table-cell>
          <table:table-cell table:formula="of:=[.B216]/474" office:value-type="float" office:value="0.453586497890295" calcext:value-type="float">
            <text:p>0.453586497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216]+1" office:value-type="float" office:value="216" calcext:value-type="float">
            <text:p>216</text:p>
          </table:table-cell>
          <table:table-cell table:formula="of:=[.B217]/474" office:value-type="float" office:value="0.455696202531646" calcext:value-type="float">
            <text:p>0.455696202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217]+1" office:value-type="float" office:value="217" calcext:value-type="float">
            <text:p>217</text:p>
          </table:table-cell>
          <table:table-cell table:formula="of:=[.B218]/474" office:value-type="float" office:value="0.457805907172996" calcext:value-type="float">
            <text:p>0.457805907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218]+1" office:value-type="float" office:value="218" calcext:value-type="float">
            <text:p>218</text:p>
          </table:table-cell>
          <table:table-cell table:formula="of:=[.B219]/474" office:value-type="float" office:value="0.459915611814346" calcext:value-type="float">
            <text:p>0.459915611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219]+1" office:value-type="float" office:value="219" calcext:value-type="float">
            <text:p>219</text:p>
          </table:table-cell>
          <table:table-cell table:formula="of:=[.B220]/474" office:value-type="float" office:value="0.462025316455696" calcext:value-type="float">
            <text:p>0.462025316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220]+1" office:value-type="float" office:value="220" calcext:value-type="float">
            <text:p>220</text:p>
          </table:table-cell>
          <table:table-cell table:formula="of:=[.B221]/474" office:value-type="float" office:value="0.464135021097046" calcext:value-type="float">
            <text:p>0.464135021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221]+1" office:value-type="float" office:value="221" calcext:value-type="float">
            <text:p>221</text:p>
          </table:table-cell>
          <table:table-cell table:formula="of:=[.B222]/474" office:value-type="float" office:value="0.466244725738397" calcext:value-type="float">
            <text:p>0.466244725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222]+1" office:value-type="float" office:value="222" calcext:value-type="float">
            <text:p>222</text:p>
          </table:table-cell>
          <table:table-cell table:formula="of:=[.B223]/474" office:value-type="float" office:value="0.468354430379747" calcext:value-type="float">
            <text:p>0.468354430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223]+1" office:value-type="float" office:value="223" calcext:value-type="float">
            <text:p>223</text:p>
          </table:table-cell>
          <table:table-cell table:formula="of:=[.B224]/474" office:value-type="float" office:value="0.470464135021097" calcext:value-type="float">
            <text:p>0.47046413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224]+1" office:value-type="float" office:value="224" calcext:value-type="float">
            <text:p>224</text:p>
          </table:table-cell>
          <table:table-cell table:formula="of:=[.B225]/474" office:value-type="float" office:value="0.472573839662447" calcext:value-type="float">
            <text:p>0.472573839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225]+1" office:value-type="float" office:value="225" calcext:value-type="float">
            <text:p>225</text:p>
          </table:table-cell>
          <table:table-cell table:formula="of:=[.B226]/474" office:value-type="float" office:value="0.474683544303797" calcext:value-type="float">
            <text:p>0.474683544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226]+1" office:value-type="float" office:value="226" calcext:value-type="float">
            <text:p>226</text:p>
          </table:table-cell>
          <table:table-cell table:formula="of:=[.B227]/474" office:value-type="float" office:value="0.476793248945148" calcext:value-type="float">
            <text:p>0.476793248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227]+1" office:value-type="float" office:value="227" calcext:value-type="float">
            <text:p>227</text:p>
          </table:table-cell>
          <table:table-cell table:formula="of:=[.B228]/474" office:value-type="float" office:value="0.478902953586498" calcext:value-type="float">
            <text:p>0.478902953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228]+1" office:value-type="float" office:value="228" calcext:value-type="float">
            <text:p>228</text:p>
          </table:table-cell>
          <table:table-cell table:formula="of:=[.B229]/474" office:value-type="float" office:value="0.481012658227848" calcext:value-type="float">
            <text:p>0.481012658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229]+1" office:value-type="float" office:value="229" calcext:value-type="float">
            <text:p>229</text:p>
          </table:table-cell>
          <table:table-cell table:formula="of:=[.B230]/474" office:value-type="float" office:value="0.483122362869198" calcext:value-type="float">
            <text:p>0.483122362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230]+1" office:value-type="float" office:value="230" calcext:value-type="float">
            <text:p>230</text:p>
          </table:table-cell>
          <table:table-cell table:formula="of:=[.B231]/474" office:value-type="float" office:value="0.485232067510549" calcext:value-type="float">
            <text:p>0.485232067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231]+1" office:value-type="float" office:value="231" calcext:value-type="float">
            <text:p>231</text:p>
          </table:table-cell>
          <table:table-cell table:formula="of:=[.B232]/474" office:value-type="float" office:value="0.487341772151899" calcext:value-type="float">
            <text:p>0.487341772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232]+1" office:value-type="float" office:value="232" calcext:value-type="float">
            <text:p>232</text:p>
          </table:table-cell>
          <table:table-cell table:formula="of:=[.B233]/474" office:value-type="float" office:value="0.489451476793249" calcext:value-type="float">
            <text:p>0.489451476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233]+1" office:value-type="float" office:value="233" calcext:value-type="float">
            <text:p>233</text:p>
          </table:table-cell>
          <table:table-cell table:formula="of:=[.B234]/474" office:value-type="float" office:value="0.491561181434599" calcext:value-type="float">
            <text:p>0.491561181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234]+1" office:value-type="float" office:value="234" calcext:value-type="float">
            <text:p>234</text:p>
          </table:table-cell>
          <table:table-cell table:formula="of:=[.B235]/474" office:value-type="float" office:value="0.493670886075949" calcext:value-type="float">
            <text:p>0.493670886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235]+1" office:value-type="float" office:value="235" calcext:value-type="float">
            <text:p>235</text:p>
          </table:table-cell>
          <table:table-cell table:formula="of:=[.B236]/474" office:value-type="float" office:value="0.4957805907173" calcext:value-type="float">
            <text:p>0.495780590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236]+1" office:value-type="float" office:value="236" calcext:value-type="float">
            <text:p>236</text:p>
          </table:table-cell>
          <table:table-cell table:formula="of:=[.B237]/474" office:value-type="float" office:value="0.49789029535865" calcext:value-type="float">
            <text:p>0.497890295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237]+1" office:value-type="float" office:value="237" calcext:value-type="float">
            <text:p>237</text:p>
          </table:table-cell>
          <table:table-cell table:formula="of:=[.B238]/474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238]+1" office:value-type="float" office:value="238" calcext:value-type="float">
            <text:p>238</text:p>
          </table:table-cell>
          <table:table-cell table:formula="of:=[.B239]/474" office:value-type="float" office:value="0.50210970464135" calcext:value-type="float">
            <text:p>0.502109704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239]+1" office:value-type="float" office:value="239" calcext:value-type="float">
            <text:p>239</text:p>
          </table:table-cell>
          <table:table-cell table:formula="of:=[.B240]/474" office:value-type="float" office:value="0.5042194092827" calcext:value-type="float">
            <text:p>0.504219409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240]+1" office:value-type="float" office:value="240" calcext:value-type="float">
            <text:p>240</text:p>
          </table:table-cell>
          <table:table-cell table:formula="of:=[.B241]/474" office:value-type="float" office:value="0.506329113924051" calcext:value-type="float">
            <text:p>0.506329113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241]+1" office:value-type="float" office:value="241" calcext:value-type="float">
            <text:p>241</text:p>
          </table:table-cell>
          <table:table-cell table:formula="of:=[.B242]/474" office:value-type="float" office:value="0.508438818565401" calcext:value-type="float">
            <text:p>0.508438818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242]+1" office:value-type="float" office:value="242" calcext:value-type="float">
            <text:p>242</text:p>
          </table:table-cell>
          <table:table-cell table:formula="of:=[.B243]/474" office:value-type="float" office:value="0.510548523206751" calcext:value-type="float">
            <text:p>0.510548523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243]+1" office:value-type="float" office:value="243" calcext:value-type="float">
            <text:p>243</text:p>
          </table:table-cell>
          <table:table-cell table:formula="of:=[.B244]/474" office:value-type="float" office:value="0.512658227848101" calcext:value-type="float">
            <text:p>0.512658227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244]+1" office:value-type="float" office:value="244" calcext:value-type="float">
            <text:p>244</text:p>
          </table:table-cell>
          <table:table-cell table:formula="of:=[.B245]/474" office:value-type="float" office:value="0.514767932489452" calcext:value-type="float">
            <text:p>0.514767932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245]+1" office:value-type="float" office:value="245" calcext:value-type="float">
            <text:p>245</text:p>
          </table:table-cell>
          <table:table-cell table:formula="of:=[.B246]/474" office:value-type="float" office:value="0.516877637130802" calcext:value-type="float">
            <text:p>0.516877637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246]+1" office:value-type="float" office:value="246" calcext:value-type="float">
            <text:p>246</text:p>
          </table:table-cell>
          <table:table-cell table:formula="of:=[.B247]/474" office:value-type="float" office:value="0.518987341772152" calcext:value-type="float">
            <text:p>0.518987341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247]+1" office:value-type="float" office:value="247" calcext:value-type="float">
            <text:p>247</text:p>
          </table:table-cell>
          <table:table-cell table:formula="of:=[.B248]/474" office:value-type="float" office:value="0.521097046413502" calcext:value-type="float">
            <text:p>0.521097046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248]+1" office:value-type="float" office:value="248" calcext:value-type="float">
            <text:p>248</text:p>
          </table:table-cell>
          <table:table-cell table:formula="of:=[.B249]/474" office:value-type="float" office:value="0.523206751054852" calcext:value-type="float">
            <text:p>0.523206751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249]+1" office:value-type="float" office:value="249" calcext:value-type="float">
            <text:p>249</text:p>
          </table:table-cell>
          <table:table-cell table:formula="of:=[.B250]/474" office:value-type="float" office:value="0.525316455696203" calcext:value-type="float">
            <text:p>0.525316455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250]+1" office:value-type="float" office:value="250" calcext:value-type="float">
            <text:p>250</text:p>
          </table:table-cell>
          <table:table-cell table:formula="of:=[.B251]/474" office:value-type="float" office:value="0.527426160337553" calcext:value-type="float">
            <text:p>0.527426160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251]+1" office:value-type="float" office:value="251" calcext:value-type="float">
            <text:p>251</text:p>
          </table:table-cell>
          <table:table-cell table:formula="of:=[.B252]/474" office:value-type="float" office:value="0.529535864978903" calcext:value-type="float">
            <text:p>0.52953586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252]+1" office:value-type="float" office:value="252" calcext:value-type="float">
            <text:p>252</text:p>
          </table:table-cell>
          <table:table-cell table:formula="of:=[.B253]/474" office:value-type="float" office:value="0.531645569620253" calcext:value-type="float">
            <text:p>0.53164556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253]+1" office:value-type="float" office:value="253" calcext:value-type="float">
            <text:p>253</text:p>
          </table:table-cell>
          <table:table-cell table:formula="of:=[.B254]/474" office:value-type="float" office:value="0.533755274261603" calcext:value-type="float">
            <text:p>0.533755274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254]+1" office:value-type="float" office:value="254" calcext:value-type="float">
            <text:p>254</text:p>
          </table:table-cell>
          <table:table-cell table:formula="of:=[.B255]/474" office:value-type="float" office:value="0.535864978902954" calcext:value-type="float">
            <text:p>0.535864978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255]+1" office:value-type="float" office:value="255" calcext:value-type="float">
            <text:p>255</text:p>
          </table:table-cell>
          <table:table-cell table:formula="of:=[.B256]/474" office:value-type="float" office:value="0.537974683544304" calcext:value-type="float">
            <text:p>0.537974683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256]+1" office:value-type="float" office:value="256" calcext:value-type="float">
            <text:p>256</text:p>
          </table:table-cell>
          <table:table-cell table:formula="of:=[.B257]/474" office:value-type="float" office:value="0.540084388185654" calcext:value-type="float">
            <text:p>0.540084388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257]+1" office:value-type="float" office:value="257" calcext:value-type="float">
            <text:p>257</text:p>
          </table:table-cell>
          <table:table-cell table:formula="of:=[.B258]/474" office:value-type="float" office:value="0.542194092827004" calcext:value-type="float">
            <text:p>0.542194092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258]+1" office:value-type="float" office:value="258" calcext:value-type="float">
            <text:p>258</text:p>
          </table:table-cell>
          <table:table-cell table:formula="of:=[.B259]/474" office:value-type="float" office:value="0.544303797468354" calcext:value-type="float">
            <text:p>0.544303797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259]+1" office:value-type="float" office:value="259" calcext:value-type="float">
            <text:p>259</text:p>
          </table:table-cell>
          <table:table-cell table:formula="of:=[.B260]/474" office:value-type="float" office:value="0.546413502109705" calcext:value-type="float">
            <text:p>0.546413502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260]+1" office:value-type="float" office:value="260" calcext:value-type="float">
            <text:p>260</text:p>
          </table:table-cell>
          <table:table-cell table:formula="of:=[.B261]/474" office:value-type="float" office:value="0.548523206751055" calcext:value-type="float">
            <text:p>0.54852320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261]+1" office:value-type="float" office:value="261" calcext:value-type="float">
            <text:p>261</text:p>
          </table:table-cell>
          <table:table-cell table:formula="of:=[.B262]/474" office:value-type="float" office:value="0.550632911392405" calcext:value-type="float">
            <text:p>0.55063291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262]+1" office:value-type="float" office:value="262" calcext:value-type="float">
            <text:p>262</text:p>
          </table:table-cell>
          <table:table-cell table:formula="of:=[.B263]/474" office:value-type="float" office:value="0.552742616033755" calcext:value-type="float">
            <text:p>0.5527426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263]+1" office:value-type="float" office:value="263" calcext:value-type="float">
            <text:p>263</text:p>
          </table:table-cell>
          <table:table-cell table:formula="of:=[.B264]/474" office:value-type="float" office:value="0.554852320675106" calcext:value-type="float">
            <text:p>0.55485232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264]+1" office:value-type="float" office:value="264" calcext:value-type="float">
            <text:p>264</text:p>
          </table:table-cell>
          <table:table-cell table:formula="of:=[.B265]/474" office:value-type="float" office:value="0.556962025316456" calcext:value-type="float">
            <text:p>0.556962025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B265]+1" office:value-type="float" office:value="265" calcext:value-type="float">
            <text:p>265</text:p>
          </table:table-cell>
          <table:table-cell table:formula="of:=[.B266]/474" office:value-type="float" office:value="0.559071729957806" calcext:value-type="float">
            <text:p>0.5590717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B266]+1" office:value-type="float" office:value="266" calcext:value-type="float">
            <text:p>266</text:p>
          </table:table-cell>
          <table:table-cell table:formula="of:=[.B267]/474" office:value-type="float" office:value="0.561181434599156" calcext:value-type="float">
            <text:p>0.561181434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B267]+1" office:value-type="float" office:value="267" calcext:value-type="float">
            <text:p>267</text:p>
          </table:table-cell>
          <table:table-cell table:formula="of:=[.B268]/474" office:value-type="float" office:value="0.563291139240506" calcext:value-type="float">
            <text:p>0.563291139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B268]+1" office:value-type="float" office:value="268" calcext:value-type="float">
            <text:p>268</text:p>
          </table:table-cell>
          <table:table-cell table:formula="of:=[.B269]/474" office:value-type="float" office:value="0.565400843881857" calcext:value-type="float">
            <text:p>0.565400843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B269]+1" office:value-type="float" office:value="269" calcext:value-type="float">
            <text:p>269</text:p>
          </table:table-cell>
          <table:table-cell table:formula="of:=[.B270]/474" office:value-type="float" office:value="0.567510548523207" calcext:value-type="float">
            <text:p>0.567510548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B270]+1" office:value-type="float" office:value="270" calcext:value-type="float">
            <text:p>270</text:p>
          </table:table-cell>
          <table:table-cell table:formula="of:=[.B271]/474" office:value-type="float" office:value="0.569620253164557" calcext:value-type="float">
            <text:p>0.569620253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B271]+1" office:value-type="float" office:value="271" calcext:value-type="float">
            <text:p>271</text:p>
          </table:table-cell>
          <table:table-cell table:formula="of:=[.B272]/474" office:value-type="float" office:value="0.571729957805907" calcext:value-type="float">
            <text:p>0.571729957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B272]+1" office:value-type="float" office:value="272" calcext:value-type="float">
            <text:p>272</text:p>
          </table:table-cell>
          <table:table-cell table:formula="of:=[.B273]/474" office:value-type="float" office:value="0.573839662447257" calcext:value-type="float">
            <text:p>0.573839662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B273]+1" office:value-type="float" office:value="273" calcext:value-type="float">
            <text:p>273</text:p>
          </table:table-cell>
          <table:table-cell table:formula="of:=[.B274]/474" office:value-type="float" office:value="0.575949367088608" calcext:value-type="float">
            <text:p>0.575949367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B274]+1" office:value-type="float" office:value="274" calcext:value-type="float">
            <text:p>274</text:p>
          </table:table-cell>
          <table:table-cell table:formula="of:=[.B275]/474" office:value-type="float" office:value="0.578059071729958" calcext:value-type="float">
            <text:p>0.578059071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B275]+1" office:value-type="float" office:value="275" calcext:value-type="float">
            <text:p>275</text:p>
          </table:table-cell>
          <table:table-cell table:formula="of:=[.B276]/474" office:value-type="float" office:value="0.580168776371308" calcext:value-type="float">
            <text:p>0.580168776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B276]+1" office:value-type="float" office:value="276" calcext:value-type="float">
            <text:p>276</text:p>
          </table:table-cell>
          <table:table-cell table:formula="of:=[.B277]/474" office:value-type="float" office:value="0.582278481012658" calcext:value-type="float">
            <text:p>0.58227848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B277]+1" office:value-type="float" office:value="277" calcext:value-type="float">
            <text:p>277</text:p>
          </table:table-cell>
          <table:table-cell table:formula="of:=[.B278]/474" office:value-type="float" office:value="0.584388185654008" calcext:value-type="float">
            <text:p>0.584388185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B278]+1" office:value-type="float" office:value="278" calcext:value-type="float">
            <text:p>278</text:p>
          </table:table-cell>
          <table:table-cell table:formula="of:=[.B279]/474" office:value-type="float" office:value="0.586497890295359" calcext:value-type="float">
            <text:p>0.586497890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B279]+1" office:value-type="float" office:value="279" calcext:value-type="float">
            <text:p>279</text:p>
          </table:table-cell>
          <table:table-cell table:formula="of:=[.B280]/474" office:value-type="float" office:value="0.588607594936709" calcext:value-type="float">
            <text:p>0.588607594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B280]+1" office:value-type="float" office:value="280" calcext:value-type="float">
            <text:p>280</text:p>
          </table:table-cell>
          <table:table-cell table:formula="of:=[.B281]/474" office:value-type="float" office:value="0.590717299578059" calcext:value-type="float">
            <text:p>0.590717299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B281]+1" office:value-type="float" office:value="281" calcext:value-type="float">
            <text:p>281</text:p>
          </table:table-cell>
          <table:table-cell table:formula="of:=[.B282]/474" office:value-type="float" office:value="0.592827004219409" calcext:value-type="float">
            <text:p>0.592827004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B282]+1" office:value-type="float" office:value="282" calcext:value-type="float">
            <text:p>282</text:p>
          </table:table-cell>
          <table:table-cell table:formula="of:=[.B283]/474" office:value-type="float" office:value="0.594936708860759" calcext:value-type="float">
            <text:p>0.594936708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B283]+1" office:value-type="float" office:value="283" calcext:value-type="float">
            <text:p>283</text:p>
          </table:table-cell>
          <table:table-cell table:formula="of:=[.B284]/474" office:value-type="float" office:value="0.59704641350211" calcext:value-type="float">
            <text:p>0.597046413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B284]+1" office:value-type="float" office:value="284" calcext:value-type="float">
            <text:p>284</text:p>
          </table:table-cell>
          <table:table-cell table:formula="of:=[.B285]/474" office:value-type="float" office:value="0.59915611814346" calcext:value-type="float">
            <text:p>0.599156118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B285]+1" office:value-type="float" office:value="285" calcext:value-type="float">
            <text:p>285</text:p>
          </table:table-cell>
          <table:table-cell table:formula="of:=[.B286]/474" office:value-type="float" office:value="0.60126582278481" calcext:value-type="float">
            <text:p>0.601265822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B286]+1" office:value-type="float" office:value="286" calcext:value-type="float">
            <text:p>286</text:p>
          </table:table-cell>
          <table:table-cell table:formula="of:=[.B287]/474" office:value-type="float" office:value="0.60337552742616" calcext:value-type="float">
            <text:p>0.603375527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B287]+1" office:value-type="float" office:value="287" calcext:value-type="float">
            <text:p>287</text:p>
          </table:table-cell>
          <table:table-cell table:formula="of:=[.B288]/474" office:value-type="float" office:value="0.605485232067511" calcext:value-type="float">
            <text:p>0.605485232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B288]+1" office:value-type="float" office:value="288" calcext:value-type="float">
            <text:p>288</text:p>
          </table:table-cell>
          <table:table-cell table:formula="of:=[.B289]/474" office:value-type="float" office:value="0.607594936708861" calcext:value-type="float">
            <text:p>0.607594936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B289]+1" office:value-type="float" office:value="289" calcext:value-type="float">
            <text:p>289</text:p>
          </table:table-cell>
          <table:table-cell table:formula="of:=[.B290]/474" office:value-type="float" office:value="0.609704641350211" calcext:value-type="float">
            <text:p>0.609704641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B290]+1" office:value-type="float" office:value="290" calcext:value-type="float">
            <text:p>290</text:p>
          </table:table-cell>
          <table:table-cell table:formula="of:=[.B291]/474" office:value-type="float" office:value="0.611814345991561" calcext:value-type="float">
            <text:p>0.61181434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B291]+1" office:value-type="float" office:value="291" calcext:value-type="float">
            <text:p>291</text:p>
          </table:table-cell>
          <table:table-cell table:formula="of:=[.B292]/474" office:value-type="float" office:value="0.613924050632911" calcext:value-type="float">
            <text:p>0.613924050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B292]+1" office:value-type="float" office:value="292" calcext:value-type="float">
            <text:p>292</text:p>
          </table:table-cell>
          <table:table-cell table:formula="of:=[.B293]/474" office:value-type="float" office:value="0.616033755274262" calcext:value-type="float">
            <text:p>0.616033755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B293]+1" office:value-type="float" office:value="293" calcext:value-type="float">
            <text:p>293</text:p>
          </table:table-cell>
          <table:table-cell table:formula="of:=[.B294]/474" office:value-type="float" office:value="0.618143459915612" calcext:value-type="float">
            <text:p>0.618143459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B294]+1" office:value-type="float" office:value="294" calcext:value-type="float">
            <text:p>294</text:p>
          </table:table-cell>
          <table:table-cell table:formula="of:=[.B295]/474" office:value-type="float" office:value="0.620253164556962" calcext:value-type="float">
            <text:p>0.620253164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B295]+1" office:value-type="float" office:value="295" calcext:value-type="float">
            <text:p>295</text:p>
          </table:table-cell>
          <table:table-cell table:formula="of:=[.B296]/474" office:value-type="float" office:value="0.622362869198312" calcext:value-type="float">
            <text:p>0.622362869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B296]+1" office:value-type="float" office:value="296" calcext:value-type="float">
            <text:p>296</text:p>
          </table:table-cell>
          <table:table-cell table:formula="of:=[.B297]/474" office:value-type="float" office:value="0.624472573839662" calcext:value-type="float">
            <text:p>0.624472573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B297]+1" office:value-type="float" office:value="297" calcext:value-type="float">
            <text:p>297</text:p>
          </table:table-cell>
          <table:table-cell table:formula="of:=[.B298]/474" office:value-type="float" office:value="0.626582278481013" calcext:value-type="float">
            <text:p>0.626582278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B298]+1" office:value-type="float" office:value="298" calcext:value-type="float">
            <text:p>298</text:p>
          </table:table-cell>
          <table:table-cell table:formula="of:=[.B299]/474" office:value-type="float" office:value="0.628691983122363" calcext:value-type="float">
            <text:p>0.628691983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B299]+1" office:value-type="float" office:value="299" calcext:value-type="float">
            <text:p>299</text:p>
          </table:table-cell>
          <table:table-cell table:formula="of:=[.B300]/474" office:value-type="float" office:value="0.630801687763713" calcext:value-type="float">
            <text:p>0.630801687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B300]+1" office:value-type="float" office:value="300" calcext:value-type="float">
            <text:p>300</text:p>
          </table:table-cell>
          <table:table-cell table:formula="of:=[.B301]/474" office:value-type="float" office:value="0.632911392405063" calcext:value-type="float">
            <text:p>0.632911392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B301]+1" office:value-type="float" office:value="301" calcext:value-type="float">
            <text:p>301</text:p>
          </table:table-cell>
          <table:table-cell table:formula="of:=[.B302]/474" office:value-type="float" office:value="0.635021097046413" calcext:value-type="float">
            <text:p>0.63502109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B302]+1" office:value-type="float" office:value="302" calcext:value-type="float">
            <text:p>302</text:p>
          </table:table-cell>
          <table:table-cell table:formula="of:=[.B303]/474" office:value-type="float" office:value="0.637130801687764" calcext:value-type="float">
            <text:p>0.637130801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B303]+1" office:value-type="float" office:value="303" calcext:value-type="float">
            <text:p>303</text:p>
          </table:table-cell>
          <table:table-cell table:formula="of:=[.B304]/474" office:value-type="float" office:value="0.639240506329114" calcext:value-type="float">
            <text:p>0.639240506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B304]+1" office:value-type="float" office:value="304" calcext:value-type="float">
            <text:p>304</text:p>
          </table:table-cell>
          <table:table-cell table:formula="of:=[.B305]/474" office:value-type="float" office:value="0.641350210970464" calcext:value-type="float">
            <text:p>0.64135021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B305]+1" office:value-type="float" office:value="305" calcext:value-type="float">
            <text:p>305</text:p>
          </table:table-cell>
          <table:table-cell table:formula="of:=[.B306]/474" office:value-type="float" office:value="0.643459915611814" calcext:value-type="float">
            <text:p>0.643459915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B306]+1" office:value-type="float" office:value="306" calcext:value-type="float">
            <text:p>306</text:p>
          </table:table-cell>
          <table:table-cell table:formula="of:=[.B307]/474" office:value-type="float" office:value="0.645569620253165" calcext:value-type="float">
            <text:p>0.645569620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B307]+1" office:value-type="float" office:value="307" calcext:value-type="float">
            <text:p>307</text:p>
          </table:table-cell>
          <table:table-cell table:formula="of:=[.B308]/474" office:value-type="float" office:value="0.647679324894515" calcext:value-type="float">
            <text:p>0.647679324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B308]+1" office:value-type="float" office:value="308" calcext:value-type="float">
            <text:p>308</text:p>
          </table:table-cell>
          <table:table-cell table:formula="of:=[.B309]/474" office:value-type="float" office:value="0.649789029535865" calcext:value-type="float">
            <text:p>0.649789029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B309]+1" office:value-type="float" office:value="309" calcext:value-type="float">
            <text:p>309</text:p>
          </table:table-cell>
          <table:table-cell table:formula="of:=[.B310]/474" office:value-type="float" office:value="0.651898734177215" calcext:value-type="float">
            <text:p>0.651898734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B310]+1" office:value-type="float" office:value="310" calcext:value-type="float">
            <text:p>310</text:p>
          </table:table-cell>
          <table:table-cell table:formula="of:=[.B311]/474" office:value-type="float" office:value="0.654008438818565" calcext:value-type="float">
            <text:p>0.654008438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B311]+1" office:value-type="float" office:value="311" calcext:value-type="float">
            <text:p>311</text:p>
          </table:table-cell>
          <table:table-cell table:formula="of:=[.B312]/474" office:value-type="float" office:value="0.656118143459916" calcext:value-type="float">
            <text:p>0.656118143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B312]+1" office:value-type="float" office:value="312" calcext:value-type="float">
            <text:p>312</text:p>
          </table:table-cell>
          <table:table-cell table:formula="of:=[.B313]/474" office:value-type="float" office:value="0.658227848101266" calcext:value-type="float">
            <text:p>0.658227848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313]+1" office:value-type="float" office:value="313" calcext:value-type="float">
            <text:p>313</text:p>
          </table:table-cell>
          <table:table-cell table:formula="of:=[.B314]/474" office:value-type="float" office:value="0.660337552742616" calcext:value-type="float">
            <text:p>0.660337552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B314]+1" office:value-type="float" office:value="314" calcext:value-type="float">
            <text:p>314</text:p>
          </table:table-cell>
          <table:table-cell table:formula="of:=[.B315]/474" office:value-type="float" office:value="0.662447257383966" calcext:value-type="float">
            <text:p>0.662447257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B315]+1" office:value-type="float" office:value="315" calcext:value-type="float">
            <text:p>315</text:p>
          </table:table-cell>
          <table:table-cell table:formula="of:=[.B316]/474" office:value-type="float" office:value="0.664556962025316" calcext:value-type="float">
            <text:p>0.66455696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B316]+1" office:value-type="float" office:value="316" calcext:value-type="float">
            <text:p>316</text:p>
          </table:table-cell>
          <table:table-cell table:formula="of:=[.B317]/474" office:value-type="float" office:value="0.666666666666667" calcext:value-type="float">
            <text:p>0.666666666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B317]+1" office:value-type="float" office:value="317" calcext:value-type="float">
            <text:p>317</text:p>
          </table:table-cell>
          <table:table-cell table:formula="of:=[.B318]/474" office:value-type="float" office:value="0.668776371308017" calcext:value-type="float">
            <text:p>0.668776371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B318]+1" office:value-type="float" office:value="318" calcext:value-type="float">
            <text:p>318</text:p>
          </table:table-cell>
          <table:table-cell table:formula="of:=[.B319]/474" office:value-type="float" office:value="0.670886075949367" calcext:value-type="float">
            <text:p>0.670886075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B319]+1" office:value-type="float" office:value="319" calcext:value-type="float">
            <text:p>319</text:p>
          </table:table-cell>
          <table:table-cell table:formula="of:=[.B320]/474" office:value-type="float" office:value="0.672995780590717" calcext:value-type="float">
            <text:p>0.672995780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B320]+1" office:value-type="float" office:value="320" calcext:value-type="float">
            <text:p>320</text:p>
          </table:table-cell>
          <table:table-cell table:formula="of:=[.B321]/474" office:value-type="float" office:value="0.675105485232067" calcext:value-type="float">
            <text:p>0.675105485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B321]+1" office:value-type="float" office:value="321" calcext:value-type="float">
            <text:p>321</text:p>
          </table:table-cell>
          <table:table-cell table:formula="of:=[.B322]/474" office:value-type="float" office:value="0.677215189873418" calcext:value-type="float">
            <text:p>0.677215189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B322]+1" office:value-type="float" office:value="322" calcext:value-type="float">
            <text:p>322</text:p>
          </table:table-cell>
          <table:table-cell table:formula="of:=[.B323]/474" office:value-type="float" office:value="0.679324894514768" calcext:value-type="float">
            <text:p>0.679324894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B323]+1" office:value-type="float" office:value="323" calcext:value-type="float">
            <text:p>323</text:p>
          </table:table-cell>
          <table:table-cell table:formula="of:=[.B324]/474" office:value-type="float" office:value="0.681434599156118" calcext:value-type="float">
            <text:p>0.681434599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B324]+1" office:value-type="float" office:value="324" calcext:value-type="float">
            <text:p>324</text:p>
          </table:table-cell>
          <table:table-cell table:formula="of:=[.B325]/474" office:value-type="float" office:value="0.683544303797468" calcext:value-type="float">
            <text:p>0.683544303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B325]+1" office:value-type="float" office:value="325" calcext:value-type="float">
            <text:p>325</text:p>
          </table:table-cell>
          <table:table-cell table:formula="of:=[.B326]/474" office:value-type="float" office:value="0.685654008438819" calcext:value-type="float">
            <text:p>0.685654008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B326]+1" office:value-type="float" office:value="326" calcext:value-type="float">
            <text:p>326</text:p>
          </table:table-cell>
          <table:table-cell table:formula="of:=[.B327]/474" office:value-type="float" office:value="0.687763713080169" calcext:value-type="float">
            <text:p>0.687763713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B327]+1" office:value-type="float" office:value="327" calcext:value-type="float">
            <text:p>327</text:p>
          </table:table-cell>
          <table:table-cell table:formula="of:=[.B328]/474" office:value-type="float" office:value="0.689873417721519" calcext:value-type="float">
            <text:p>0.689873417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B328]+1" office:value-type="float" office:value="328" calcext:value-type="float">
            <text:p>328</text:p>
          </table:table-cell>
          <table:table-cell table:formula="of:=[.B329]/474" office:value-type="float" office:value="0.691983122362869" calcext:value-type="float">
            <text:p>0.691983122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B329]+1" office:value-type="float" office:value="329" calcext:value-type="float">
            <text:p>329</text:p>
          </table:table-cell>
          <table:table-cell table:formula="of:=[.B330]/474" office:value-type="float" office:value="0.694092827004219" calcext:value-type="float">
            <text:p>0.69409282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B330]+1" office:value-type="float" office:value="330" calcext:value-type="float">
            <text:p>330</text:p>
          </table:table-cell>
          <table:table-cell table:formula="of:=[.B331]/474" office:value-type="float" office:value="0.69620253164557" calcext:value-type="float">
            <text:p>0.696202531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B331]+1" office:value-type="float" office:value="331" calcext:value-type="float">
            <text:p>331</text:p>
          </table:table-cell>
          <table:table-cell table:formula="of:=[.B332]/474" office:value-type="float" office:value="0.69831223628692" calcext:value-type="float">
            <text:p>0.698312236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B332]+1" office:value-type="float" office:value="332" calcext:value-type="float">
            <text:p>332</text:p>
          </table:table-cell>
          <table:table-cell table:formula="of:=[.B333]/474" office:value-type="float" office:value="0.70042194092827" calcext:value-type="float">
            <text:p>0.700421940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B333]+1" office:value-type="float" office:value="333" calcext:value-type="float">
            <text:p>333</text:p>
          </table:table-cell>
          <table:table-cell table:formula="of:=[.B334]/474" office:value-type="float" office:value="0.70253164556962" calcext:value-type="float">
            <text:p>0.702531645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B334]+1" office:value-type="float" office:value="334" calcext:value-type="float">
            <text:p>334</text:p>
          </table:table-cell>
          <table:table-cell table:formula="of:=[.B335]/474" office:value-type="float" office:value="0.704641350210971" calcext:value-type="float">
            <text:p>0.704641350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B335]+1" office:value-type="float" office:value="335" calcext:value-type="float">
            <text:p>335</text:p>
          </table:table-cell>
          <table:table-cell table:formula="of:=[.B336]/474" office:value-type="float" office:value="0.706751054852321" calcext:value-type="float">
            <text:p>0.706751054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B336]+1" office:value-type="float" office:value="336" calcext:value-type="float">
            <text:p>336</text:p>
          </table:table-cell>
          <table:table-cell table:formula="of:=[.B337]/474" office:value-type="float" office:value="0.708860759493671" calcext:value-type="float">
            <text:p>0.708860759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B337]+1" office:value-type="float" office:value="337" calcext:value-type="float">
            <text:p>337</text:p>
          </table:table-cell>
          <table:table-cell table:formula="of:=[.B338]/474" office:value-type="float" office:value="0.710970464135021" calcext:value-type="float">
            <text:p>0.710970464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B338]+1" office:value-type="float" office:value="338" calcext:value-type="float">
            <text:p>338</text:p>
          </table:table-cell>
          <table:table-cell table:formula="of:=[.B339]/474" office:value-type="float" office:value="0.713080168776371" calcext:value-type="float">
            <text:p>0.713080168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B339]+1" office:value-type="float" office:value="339" calcext:value-type="float">
            <text:p>339</text:p>
          </table:table-cell>
          <table:table-cell table:formula="of:=[.B340]/474" office:value-type="float" office:value="0.715189873417722" calcext:value-type="float">
            <text:p>0.715189873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B340]+1" office:value-type="float" office:value="340" calcext:value-type="float">
            <text:p>340</text:p>
          </table:table-cell>
          <table:table-cell table:formula="of:=[.B341]/474" office:value-type="float" office:value="0.717299578059072" calcext:value-type="float">
            <text:p>0.717299578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B341]+1" office:value-type="float" office:value="341" calcext:value-type="float">
            <text:p>341</text:p>
          </table:table-cell>
          <table:table-cell table:formula="of:=[.B342]/474" office:value-type="float" office:value="0.719409282700422" calcext:value-type="float">
            <text:p>0.719409282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B342]+1" office:value-type="float" office:value="342" calcext:value-type="float">
            <text:p>342</text:p>
          </table:table-cell>
          <table:table-cell table:formula="of:=[.B343]/474" office:value-type="float" office:value="0.721518987341772" calcext:value-type="float">
            <text:p>0.721518987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B343]+1" office:value-type="float" office:value="343" calcext:value-type="float">
            <text:p>343</text:p>
          </table:table-cell>
          <table:table-cell table:formula="of:=[.B344]/474" office:value-type="float" office:value="0.723628691983122" calcext:value-type="float">
            <text:p>0.72362869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B344]+1" office:value-type="float" office:value="344" calcext:value-type="float">
            <text:p>344</text:p>
          </table:table-cell>
          <table:table-cell table:formula="of:=[.B345]/474" office:value-type="float" office:value="0.725738396624473" calcext:value-type="float">
            <text:p>0.725738396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B345]+1" office:value-type="float" office:value="345" calcext:value-type="float">
            <text:p>345</text:p>
          </table:table-cell>
          <table:table-cell table:formula="of:=[.B346]/474" office:value-type="float" office:value="0.727848101265823" calcext:value-type="float">
            <text:p>0.727848101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B346]+1" office:value-type="float" office:value="346" calcext:value-type="float">
            <text:p>346</text:p>
          </table:table-cell>
          <table:table-cell table:formula="of:=[.B347]/474" office:value-type="float" office:value="0.729957805907173" calcext:value-type="float">
            <text:p>0.729957805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B347]+1" office:value-type="float" office:value="347" calcext:value-type="float">
            <text:p>347</text:p>
          </table:table-cell>
          <table:table-cell table:formula="of:=[.B348]/474" office:value-type="float" office:value="0.732067510548523" calcext:value-type="float">
            <text:p>0.73206751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B348]+1" office:value-type="float" office:value="348" calcext:value-type="float">
            <text:p>348</text:p>
          </table:table-cell>
          <table:table-cell table:formula="of:=[.B349]/474" office:value-type="float" office:value="0.734177215189873" calcext:value-type="float">
            <text:p>0.734177215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B349]+1" office:value-type="float" office:value="349" calcext:value-type="float">
            <text:p>349</text:p>
          </table:table-cell>
          <table:table-cell table:formula="of:=[.B350]/474" office:value-type="float" office:value="0.736286919831224" calcext:value-type="float">
            <text:p>0.736286919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B350]+1" office:value-type="float" office:value="350" calcext:value-type="float">
            <text:p>350</text:p>
          </table:table-cell>
          <table:table-cell table:formula="of:=[.B351]/474" office:value-type="float" office:value="0.738396624472574" calcext:value-type="float">
            <text:p>0.738396624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B351]+1" office:value-type="float" office:value="351" calcext:value-type="float">
            <text:p>351</text:p>
          </table:table-cell>
          <table:table-cell table:formula="of:=[.B352]/474" office:value-type="float" office:value="0.740506329113924" calcext:value-type="float">
            <text:p>0.740506329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B352]+1" office:value-type="float" office:value="352" calcext:value-type="float">
            <text:p>352</text:p>
          </table:table-cell>
          <table:table-cell table:formula="of:=[.B353]/474" office:value-type="float" office:value="0.742616033755274" calcext:value-type="float">
            <text:p>0.742616033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B353]+1" office:value-type="float" office:value="353" calcext:value-type="float">
            <text:p>353</text:p>
          </table:table-cell>
          <table:table-cell table:formula="of:=[.B354]/474" office:value-type="float" office:value="0.744725738396624" calcext:value-type="float">
            <text:p>0.744725738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B354]+1" office:value-type="float" office:value="354" calcext:value-type="float">
            <text:p>354</text:p>
          </table:table-cell>
          <table:table-cell table:formula="of:=[.B355]/474" office:value-type="float" office:value="0.746835443037975" calcext:value-type="float">
            <text:p>0.74683544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B355]+1" office:value-type="float" office:value="355" calcext:value-type="float">
            <text:p>355</text:p>
          </table:table-cell>
          <table:table-cell table:formula="of:=[.B356]/474" office:value-type="float" office:value="0.748945147679325" calcext:value-type="float">
            <text:p>0.748945147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B356]+1" office:value-type="float" office:value="356" calcext:value-type="float">
            <text:p>356</text:p>
          </table:table-cell>
          <table:table-cell table:formula="of:=[.B357]/474" office:value-type="float" office:value="0.751054852320675" calcext:value-type="float">
            <text:p>0.751054852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B357]+1" office:value-type="float" office:value="357" calcext:value-type="float">
            <text:p>357</text:p>
          </table:table-cell>
          <table:table-cell table:formula="of:=[.B358]/474" office:value-type="float" office:value="0.753164556962025" calcext:value-type="float">
            <text:p>0.75316455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B358]+1" office:value-type="float" office:value="358" calcext:value-type="float">
            <text:p>358</text:p>
          </table:table-cell>
          <table:table-cell table:formula="of:=[.B359]/474" office:value-type="float" office:value="0.755274261603376" calcext:value-type="float">
            <text:p>0.755274261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B359]+1" office:value-type="float" office:value="359" calcext:value-type="float">
            <text:p>359</text:p>
          </table:table-cell>
          <table:table-cell table:formula="of:=[.B360]/474" office:value-type="float" office:value="0.757383966244726" calcext:value-type="float">
            <text:p>0.757383966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B360]+1" office:value-type="float" office:value="360" calcext:value-type="float">
            <text:p>360</text:p>
          </table:table-cell>
          <table:table-cell table:formula="of:=[.B361]/474" office:value-type="float" office:value="0.759493670886076" calcext:value-type="float">
            <text:p>0.759493670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B361]+1" office:value-type="float" office:value="361" calcext:value-type="float">
            <text:p>361</text:p>
          </table:table-cell>
          <table:table-cell table:formula="of:=[.B362]/474" office:value-type="float" office:value="0.761603375527426" calcext:value-type="float">
            <text:p>0.761603375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B362]+1" office:value-type="float" office:value="362" calcext:value-type="float">
            <text:p>362</text:p>
          </table:table-cell>
          <table:table-cell table:formula="of:=[.B363]/474" office:value-type="float" office:value="0.763713080168776" calcext:value-type="float">
            <text:p>0.763713080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B363]+1" office:value-type="float" office:value="363" calcext:value-type="float">
            <text:p>363</text:p>
          </table:table-cell>
          <table:table-cell table:formula="of:=[.B364]/474" office:value-type="float" office:value="0.765822784810127" calcext:value-type="float">
            <text:p>0.765822784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B364]+1" office:value-type="float" office:value="364" calcext:value-type="float">
            <text:p>364</text:p>
          </table:table-cell>
          <table:table-cell table:formula="of:=[.B365]/474" office:value-type="float" office:value="0.767932489451477" calcext:value-type="float">
            <text:p>0.767932489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B365]+1" office:value-type="float" office:value="365" calcext:value-type="float">
            <text:p>365</text:p>
          </table:table-cell>
          <table:table-cell table:formula="of:=[.B366]/474" office:value-type="float" office:value="0.770042194092827" calcext:value-type="float">
            <text:p>0.770042194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B366]+1" office:value-type="float" office:value="366" calcext:value-type="float">
            <text:p>366</text:p>
          </table:table-cell>
          <table:table-cell table:formula="of:=[.B367]/474" office:value-type="float" office:value="0.772151898734177" calcext:value-type="float">
            <text:p>0.772151898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B367]+1" office:value-type="float" office:value="367" calcext:value-type="float">
            <text:p>367</text:p>
          </table:table-cell>
          <table:table-cell table:formula="of:=[.B368]/474" office:value-type="float" office:value="0.774261603375527" calcext:value-type="float">
            <text:p>0.774261603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B368]+1" office:value-type="float" office:value="368" calcext:value-type="float">
            <text:p>368</text:p>
          </table:table-cell>
          <table:table-cell table:formula="of:=[.B369]/474" office:value-type="float" office:value="0.776371308016878" calcext:value-type="float">
            <text:p>0.77637130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B369]+1" office:value-type="float" office:value="369" calcext:value-type="float">
            <text:p>369</text:p>
          </table:table-cell>
          <table:table-cell table:formula="of:=[.B370]/474" office:value-type="float" office:value="0.778481012658228" calcext:value-type="float">
            <text:p>0.778481012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B370]+1" office:value-type="float" office:value="370" calcext:value-type="float">
            <text:p>370</text:p>
          </table:table-cell>
          <table:table-cell table:formula="of:=[.B371]/474" office:value-type="float" office:value="0.780590717299578" calcext:value-type="float">
            <text:p>0.780590717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B371]+1" office:value-type="float" office:value="371" calcext:value-type="float">
            <text:p>371</text:p>
          </table:table-cell>
          <table:table-cell table:formula="of:=[.B372]/474" office:value-type="float" office:value="0.782700421940928" calcext:value-type="float">
            <text:p>0.782700421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B372]+1" office:value-type="float" office:value="372" calcext:value-type="float">
            <text:p>372</text:p>
          </table:table-cell>
          <table:table-cell table:formula="of:=[.B373]/474" office:value-type="float" office:value="0.784810126582278" calcext:value-type="float">
            <text:p>0.784810126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B373]+1" office:value-type="float" office:value="373" calcext:value-type="float">
            <text:p>373</text:p>
          </table:table-cell>
          <table:table-cell table:formula="of:=[.B374]/474" office:value-type="float" office:value="0.786919831223629" calcext:value-type="float">
            <text:p>0.786919831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B374]+1" office:value-type="float" office:value="374" calcext:value-type="float">
            <text:p>374</text:p>
          </table:table-cell>
          <table:table-cell table:formula="of:=[.B375]/474" office:value-type="float" office:value="0.789029535864979" calcext:value-type="float">
            <text:p>0.789029535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B375]+1" office:value-type="float" office:value="375" calcext:value-type="float">
            <text:p>375</text:p>
          </table:table-cell>
          <table:table-cell table:formula="of:=[.B376]/474" office:value-type="float" office:value="0.791139240506329" calcext:value-type="float">
            <text:p>0.791139240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B376]+1" office:value-type="float" office:value="376" calcext:value-type="float">
            <text:p>376</text:p>
          </table:table-cell>
          <table:table-cell table:formula="of:=[.B377]/474" office:value-type="float" office:value="0.793248945147679" calcext:value-type="float">
            <text:p>0.793248945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B377]+1" office:value-type="float" office:value="377" calcext:value-type="float">
            <text:p>377</text:p>
          </table:table-cell>
          <table:table-cell table:formula="of:=[.B378]/474" office:value-type="float" office:value="0.79535864978903" calcext:value-type="float">
            <text:p>0.795358649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B378]+1" office:value-type="float" office:value="378" calcext:value-type="float">
            <text:p>378</text:p>
          </table:table-cell>
          <table:table-cell table:formula="of:=[.B379]/474" office:value-type="float" office:value="0.79746835443038" calcext:value-type="float">
            <text:p>0.797468354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B379]+1" office:value-type="float" office:value="379" calcext:value-type="float">
            <text:p>379</text:p>
          </table:table-cell>
          <table:table-cell table:formula="of:=[.B380]/474" office:value-type="float" office:value="0.79957805907173" calcext:value-type="float">
            <text:p>0.799578059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B380]+1" office:value-type="float" office:value="380" calcext:value-type="float">
            <text:p>380</text:p>
          </table:table-cell>
          <table:table-cell table:formula="of:=[.B381]/474" office:value-type="float" office:value="0.80168776371308" calcext:value-type="float">
            <text:p>0.801687763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B381]+1" office:value-type="float" office:value="381" calcext:value-type="float">
            <text:p>381</text:p>
          </table:table-cell>
          <table:table-cell table:formula="of:=[.B382]/474" office:value-type="float" office:value="0.80379746835443" calcext:value-type="float">
            <text:p>0.803797468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B382]+1" office:value-type="float" office:value="382" calcext:value-type="float">
            <text:p>382</text:p>
          </table:table-cell>
          <table:table-cell table:formula="of:=[.B383]/474" office:value-type="float" office:value="0.805907172995781" calcext:value-type="float">
            <text:p>0.80590717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B383]+1" office:value-type="float" office:value="383" calcext:value-type="float">
            <text:p>383</text:p>
          </table:table-cell>
          <table:table-cell table:formula="of:=[.B384]/474" office:value-type="float" office:value="0.808016877637131" calcext:value-type="float">
            <text:p>0.808016877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B384]+1" office:value-type="float" office:value="384" calcext:value-type="float">
            <text:p>384</text:p>
          </table:table-cell>
          <table:table-cell table:formula="of:=[.B385]/474" office:value-type="float" office:value="0.810126582278481" calcext:value-type="float">
            <text:p>0.810126582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B385]+1" office:value-type="float" office:value="385" calcext:value-type="float">
            <text:p>385</text:p>
          </table:table-cell>
          <table:table-cell table:formula="of:=[.B386]/474" office:value-type="float" office:value="0.812236286919831" calcext:value-type="float">
            <text:p>0.812236286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B386]+1" office:value-type="float" office:value="386" calcext:value-type="float">
            <text:p>386</text:p>
          </table:table-cell>
          <table:table-cell table:formula="of:=[.B387]/474" office:value-type="float" office:value="0.814345991561181" calcext:value-type="float">
            <text:p>0.814345991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B387]+1" office:value-type="float" office:value="387" calcext:value-type="float">
            <text:p>387</text:p>
          </table:table-cell>
          <table:table-cell table:formula="of:=[.B388]/474" office:value-type="float" office:value="0.816455696202532" calcext:value-type="float">
            <text:p>0.816455696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B388]+1" office:value-type="float" office:value="388" calcext:value-type="float">
            <text:p>388</text:p>
          </table:table-cell>
          <table:table-cell table:formula="of:=[.B389]/474" office:value-type="float" office:value="0.818565400843882" calcext:value-type="float">
            <text:p>0.818565400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B389]+1" office:value-type="float" office:value="389" calcext:value-type="float">
            <text:p>389</text:p>
          </table:table-cell>
          <table:table-cell table:formula="of:=[.B390]/474" office:value-type="float" office:value="0.820675105485232" calcext:value-type="float">
            <text:p>0.820675105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B390]+1" office:value-type="float" office:value="390" calcext:value-type="float">
            <text:p>390</text:p>
          </table:table-cell>
          <table:table-cell table:formula="of:=[.B391]/474" office:value-type="float" office:value="0.822784810126582" calcext:value-type="float">
            <text:p>0.822784810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B391]+1" office:value-type="float" office:value="391" calcext:value-type="float">
            <text:p>391</text:p>
          </table:table-cell>
          <table:table-cell table:formula="of:=[.B392]/474" office:value-type="float" office:value="0.824894514767932" calcext:value-type="float">
            <text:p>0.824894514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B392]+1" office:value-type="float" office:value="392" calcext:value-type="float">
            <text:p>392</text:p>
          </table:table-cell>
          <table:table-cell table:formula="of:=[.B393]/474" office:value-type="float" office:value="0.827004219409283" calcext:value-type="float">
            <text:p>0.827004219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B393]+1" office:value-type="float" office:value="393" calcext:value-type="float">
            <text:p>393</text:p>
          </table:table-cell>
          <table:table-cell table:formula="of:=[.B394]/474" office:value-type="float" office:value="0.829113924050633" calcext:value-type="float">
            <text:p>0.829113924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B394]+1" office:value-type="float" office:value="394" calcext:value-type="float">
            <text:p>394</text:p>
          </table:table-cell>
          <table:table-cell table:formula="of:=[.B395]/474" office:value-type="float" office:value="0.831223628691983" calcext:value-type="float">
            <text:p>0.831223628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B395]+1" office:value-type="float" office:value="395" calcext:value-type="float">
            <text:p>395</text:p>
          </table:table-cell>
          <table:table-cell table:formula="of:=[.B396]/474" office:value-type="float" office:value="0.833333333333333" calcext:value-type="float">
            <text:p>0.833333333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B396]+1" office:value-type="float" office:value="396" calcext:value-type="float">
            <text:p>396</text:p>
          </table:table-cell>
          <table:table-cell table:formula="of:=[.B397]/474" office:value-type="float" office:value="0.835443037974684" calcext:value-type="float">
            <text:p>0.83544303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B397]+1" office:value-type="float" office:value="397" calcext:value-type="float">
            <text:p>397</text:p>
          </table:table-cell>
          <table:table-cell table:formula="of:=[.B398]/474" office:value-type="float" office:value="0.837552742616034" calcext:value-type="float">
            <text:p>0.837552742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B398]+1" office:value-type="float" office:value="398" calcext:value-type="float">
            <text:p>398</text:p>
          </table:table-cell>
          <table:table-cell table:formula="of:=[.B399]/474" office:value-type="float" office:value="0.839662447257384" calcext:value-type="float">
            <text:p>0.839662447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B399]+1" office:value-type="float" office:value="399" calcext:value-type="float">
            <text:p>399</text:p>
          </table:table-cell>
          <table:table-cell table:formula="of:=[.B400]/474" office:value-type="float" office:value="0.841772151898734" calcext:value-type="float">
            <text:p>0.841772151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B400]+1" office:value-type="float" office:value="400" calcext:value-type="float">
            <text:p>400</text:p>
          </table:table-cell>
          <table:table-cell table:formula="of:=[.B401]/474" office:value-type="float" office:value="0.843881856540084" calcext:value-type="float">
            <text:p>0.843881856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B401]+1" office:value-type="float" office:value="401" calcext:value-type="float">
            <text:p>401</text:p>
          </table:table-cell>
          <table:table-cell table:formula="of:=[.B402]/474" office:value-type="float" office:value="0.845991561181435" calcext:value-type="float">
            <text:p>0.845991561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B402]+1" office:value-type="float" office:value="402" calcext:value-type="float">
            <text:p>402</text:p>
          </table:table-cell>
          <table:table-cell table:formula="of:=[.B403]/474" office:value-type="float" office:value="0.848101265822785" calcext:value-type="float">
            <text:p>0.848101265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B403]+1" office:value-type="float" office:value="403" calcext:value-type="float">
            <text:p>403</text:p>
          </table:table-cell>
          <table:table-cell table:formula="of:=[.B404]/474" office:value-type="float" office:value="0.850210970464135" calcext:value-type="float">
            <text:p>0.850210970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B404]+1" office:value-type="float" office:value="404" calcext:value-type="float">
            <text:p>404</text:p>
          </table:table-cell>
          <table:table-cell table:formula="of:=[.B405]/474" office:value-type="float" office:value="0.852320675105485" calcext:value-type="float">
            <text:p>0.852320675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B405]+1" office:value-type="float" office:value="405" calcext:value-type="float">
            <text:p>405</text:p>
          </table:table-cell>
          <table:table-cell table:formula="of:=[.B406]/474" office:value-type="float" office:value="0.854430379746835" calcext:value-type="float">
            <text:p>0.854430379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B406]+1" office:value-type="float" office:value="406" calcext:value-type="float">
            <text:p>406</text:p>
          </table:table-cell>
          <table:table-cell table:formula="of:=[.B407]/474" office:value-type="float" office:value="0.856540084388186" calcext:value-type="float">
            <text:p>0.856540084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B407]+1" office:value-type="float" office:value="407" calcext:value-type="float">
            <text:p>407</text:p>
          </table:table-cell>
          <table:table-cell table:formula="of:=[.B408]/474" office:value-type="float" office:value="0.858649789029536" calcext:value-type="float">
            <text:p>0.85864978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B408]+1" office:value-type="float" office:value="408" calcext:value-type="float">
            <text:p>408</text:p>
          </table:table-cell>
          <table:table-cell table:formula="of:=[.B409]/474" office:value-type="float" office:value="0.860759493670886" calcext:value-type="float">
            <text:p>0.860759493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B409]+1" office:value-type="float" office:value="409" calcext:value-type="float">
            <text:p>409</text:p>
          </table:table-cell>
          <table:table-cell table:formula="of:=[.B410]/474" office:value-type="float" office:value="0.862869198312236" calcext:value-type="float">
            <text:p>0.862869198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B410]+1" office:value-type="float" office:value="410" calcext:value-type="float">
            <text:p>410</text:p>
          </table:table-cell>
          <table:table-cell table:formula="of:=[.B411]/474" office:value-type="float" office:value="0.864978902953586" calcext:value-type="float">
            <text:p>0.86497890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B411]+1" office:value-type="float" office:value="411" calcext:value-type="float">
            <text:p>411</text:p>
          </table:table-cell>
          <table:table-cell table:formula="of:=[.B412]/474" office:value-type="float" office:value="0.867088607594937" calcext:value-type="float">
            <text:p>0.867088607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B412]+1" office:value-type="float" office:value="412" calcext:value-type="float">
            <text:p>412</text:p>
          </table:table-cell>
          <table:table-cell table:formula="of:=[.B413]/474" office:value-type="float" office:value="0.869198312236287" calcext:value-type="float">
            <text:p>0.869198312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B413]+1" office:value-type="float" office:value="413" calcext:value-type="float">
            <text:p>413</text:p>
          </table:table-cell>
          <table:table-cell table:formula="of:=[.B414]/474" office:value-type="float" office:value="0.871308016877637" calcext:value-type="float">
            <text:p>0.871308016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B414]+1" office:value-type="float" office:value="414" calcext:value-type="float">
            <text:p>414</text:p>
          </table:table-cell>
          <table:table-cell table:formula="of:=[.B415]/474" office:value-type="float" office:value="0.873417721518987" calcext:value-type="float">
            <text:p>0.873417721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B415]+1" office:value-type="float" office:value="415" calcext:value-type="float">
            <text:p>415</text:p>
          </table:table-cell>
          <table:table-cell table:formula="of:=[.B416]/474" office:value-type="float" office:value="0.875527426160338" calcext:value-type="float">
            <text:p>0.875527426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B416]+1" office:value-type="float" office:value="416" calcext:value-type="float">
            <text:p>416</text:p>
          </table:table-cell>
          <table:table-cell table:formula="of:=[.B417]/474" office:value-type="float" office:value="0.877637130801688" calcext:value-type="float">
            <text:p>0.877637130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B417]+1" office:value-type="float" office:value="417" calcext:value-type="float">
            <text:p>417</text:p>
          </table:table-cell>
          <table:table-cell table:formula="of:=[.B418]/474" office:value-type="float" office:value="0.879746835443038" calcext:value-type="float">
            <text:p>0.879746835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B418]+1" office:value-type="float" office:value="418" calcext:value-type="float">
            <text:p>418</text:p>
          </table:table-cell>
          <table:table-cell table:formula="of:=[.B419]/474" office:value-type="float" office:value="0.881856540084388" calcext:value-type="float">
            <text:p>0.881856540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B419]+1" office:value-type="float" office:value="419" calcext:value-type="float">
            <text:p>419</text:p>
          </table:table-cell>
          <table:table-cell table:formula="of:=[.B420]/474" office:value-type="float" office:value="0.883966244725738" calcext:value-type="float">
            <text:p>0.883966244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B420]+1" office:value-type="float" office:value="420" calcext:value-type="float">
            <text:p>420</text:p>
          </table:table-cell>
          <table:table-cell table:formula="of:=[.B421]/474" office:value-type="float" office:value="0.886075949367089" calcext:value-type="float">
            <text:p>0.886075949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B421]+1" office:value-type="float" office:value="421" calcext:value-type="float">
            <text:p>421</text:p>
          </table:table-cell>
          <table:table-cell table:formula="of:=[.B422]/474" office:value-type="float" office:value="0.888185654008439" calcext:value-type="float">
            <text:p>0.88818565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B422]+1" office:value-type="float" office:value="422" calcext:value-type="float">
            <text:p>422</text:p>
          </table:table-cell>
          <table:table-cell table:formula="of:=[.B423]/474" office:value-type="float" office:value="0.890295358649789" calcext:value-type="float">
            <text:p>0.890295358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B423]+1" office:value-type="float" office:value="423" calcext:value-type="float">
            <text:p>423</text:p>
          </table:table-cell>
          <table:table-cell table:formula="of:=[.B424]/474" office:value-type="float" office:value="0.892405063291139" calcext:value-type="float">
            <text:p>0.892405063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B424]+1" office:value-type="float" office:value="424" calcext:value-type="float">
            <text:p>424</text:p>
          </table:table-cell>
          <table:table-cell table:formula="of:=[.B425]/474" office:value-type="float" office:value="0.894514767932489" calcext:value-type="float">
            <text:p>0.894514767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B425]+1" office:value-type="float" office:value="425" calcext:value-type="float">
            <text:p>425</text:p>
          </table:table-cell>
          <table:table-cell table:formula="of:=[.B426]/474" office:value-type="float" office:value="0.89662447257384" calcext:value-type="float">
            <text:p>0.896624472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B426]+1" office:value-type="float" office:value="426" calcext:value-type="float">
            <text:p>426</text:p>
          </table:table-cell>
          <table:table-cell table:formula="of:=[.B427]/474" office:value-type="float" office:value="0.89873417721519" calcext:value-type="float">
            <text:p>0.898734177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B427]+1" office:value-type="float" office:value="427" calcext:value-type="float">
            <text:p>427</text:p>
          </table:table-cell>
          <table:table-cell table:formula="of:=[.B428]/474" office:value-type="float" office:value="0.90084388185654" calcext:value-type="float">
            <text:p>0.900843881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B428]+1" office:value-type="float" office:value="428" calcext:value-type="float">
            <text:p>428</text:p>
          </table:table-cell>
          <table:table-cell table:formula="of:=[.B429]/474" office:value-type="float" office:value="0.90295358649789" calcext:value-type="float">
            <text:p>0.902953586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B429]+1" office:value-type="float" office:value="429" calcext:value-type="float">
            <text:p>429</text:p>
          </table:table-cell>
          <table:table-cell table:formula="of:=[.B430]/474" office:value-type="float" office:value="0.905063291139241" calcext:value-type="float">
            <text:p>0.905063291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B430]+1" office:value-type="float" office:value="430" calcext:value-type="float">
            <text:p>430</text:p>
          </table:table-cell>
          <table:table-cell table:formula="of:=[.B431]/474" office:value-type="float" office:value="0.907172995780591" calcext:value-type="float">
            <text:p>0.907172995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B431]+1" office:value-type="float" office:value="431" calcext:value-type="float">
            <text:p>431</text:p>
          </table:table-cell>
          <table:table-cell table:formula="of:=[.B432]/474" office:value-type="float" office:value="0.909282700421941" calcext:value-type="float">
            <text:p>0.909282700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B432]+1" office:value-type="float" office:value="432" calcext:value-type="float">
            <text:p>432</text:p>
          </table:table-cell>
          <table:table-cell table:formula="of:=[.B433]/474" office:value-type="float" office:value="0.911392405063291" calcext:value-type="float">
            <text:p>0.911392405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B433]+1" office:value-type="float" office:value="433" calcext:value-type="float">
            <text:p>433</text:p>
          </table:table-cell>
          <table:table-cell table:formula="of:=[.B434]/474" office:value-type="float" office:value="0.913502109704641" calcext:value-type="float">
            <text:p>0.913502109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B434]+1" office:value-type="float" office:value="434" calcext:value-type="float">
            <text:p>434</text:p>
          </table:table-cell>
          <table:table-cell table:formula="of:=[.B435]/474" office:value-type="float" office:value="0.915611814345992" calcext:value-type="float">
            <text:p>0.915611814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B435]+1" office:value-type="float" office:value="435" calcext:value-type="float">
            <text:p>435</text:p>
          </table:table-cell>
          <table:table-cell table:formula="of:=[.B436]/474" office:value-type="float" office:value="0.917721518987342" calcext:value-type="float">
            <text:p>0.91772151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B436]+1" office:value-type="float" office:value="436" calcext:value-type="float">
            <text:p>436</text:p>
          </table:table-cell>
          <table:table-cell table:formula="of:=[.B437]/474" office:value-type="float" office:value="0.919831223628692" calcext:value-type="float">
            <text:p>0.919831223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B437]+1" office:value-type="float" office:value="437" calcext:value-type="float">
            <text:p>437</text:p>
          </table:table-cell>
          <table:table-cell table:formula="of:=[.B438]/474" office:value-type="float" office:value="0.921940928270042" calcext:value-type="float">
            <text:p>0.921940928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B438]+1" office:value-type="float" office:value="438" calcext:value-type="float">
            <text:p>438</text:p>
          </table:table-cell>
          <table:table-cell table:formula="of:=[.B439]/474" office:value-type="float" office:value="0.924050632911392" calcext:value-type="float">
            <text:p>0.924050632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B439]+1" office:value-type="float" office:value="439" calcext:value-type="float">
            <text:p>439</text:p>
          </table:table-cell>
          <table:table-cell table:formula="of:=[.B440]/474" office:value-type="float" office:value="0.926160337552743" calcext:value-type="float">
            <text:p>0.926160337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B440]+1" office:value-type="float" office:value="440" calcext:value-type="float">
            <text:p>440</text:p>
          </table:table-cell>
          <table:table-cell table:formula="of:=[.B441]/474" office:value-type="float" office:value="0.928270042194093" calcext:value-type="float">
            <text:p>0.928270042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B441]+1" office:value-type="float" office:value="441" calcext:value-type="float">
            <text:p>441</text:p>
          </table:table-cell>
          <table:table-cell table:formula="of:=[.B442]/474" office:value-type="float" office:value="0.930379746835443" calcext:value-type="float">
            <text:p>0.930379746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B442]+1" office:value-type="float" office:value="442" calcext:value-type="float">
            <text:p>442</text:p>
          </table:table-cell>
          <table:table-cell table:formula="of:=[.B443]/474" office:value-type="float" office:value="0.932489451476793" calcext:value-type="float">
            <text:p>0.932489451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B443]+1" office:value-type="float" office:value="443" calcext:value-type="float">
            <text:p>443</text:p>
          </table:table-cell>
          <table:table-cell table:formula="of:=[.B444]/474" office:value-type="float" office:value="0.934599156118143" calcext:value-type="float">
            <text:p>0.934599156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B444]+1" office:value-type="float" office:value="444" calcext:value-type="float">
            <text:p>444</text:p>
          </table:table-cell>
          <table:table-cell table:formula="of:=[.B445]/474" office:value-type="float" office:value="0.936708860759494" calcext:value-type="float">
            <text:p>0.936708860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B445]+1" office:value-type="float" office:value="445" calcext:value-type="float">
            <text:p>445</text:p>
          </table:table-cell>
          <table:table-cell table:formula="of:=[.B446]/474" office:value-type="float" office:value="0.938818565400844" calcext:value-type="float">
            <text:p>0.938818565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B446]+1" office:value-type="float" office:value="446" calcext:value-type="float">
            <text:p>446</text:p>
          </table:table-cell>
          <table:table-cell table:formula="of:=[.B447]/474" office:value-type="float" office:value="0.940928270042194" calcext:value-type="float">
            <text:p>0.9409282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B447]+1" office:value-type="float" office:value="447" calcext:value-type="float">
            <text:p>447</text:p>
          </table:table-cell>
          <table:table-cell table:formula="of:=[.B448]/474" office:value-type="float" office:value="0.943037974683544" calcext:value-type="float">
            <text:p>0.943037974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B448]+1" office:value-type="float" office:value="448" calcext:value-type="float">
            <text:p>448</text:p>
          </table:table-cell>
          <table:table-cell table:formula="of:=[.B449]/474" office:value-type="float" office:value="0.945147679324895" calcext:value-type="float">
            <text:p>0.945147679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B449]+1" office:value-type="float" office:value="449" calcext:value-type="float">
            <text:p>449</text:p>
          </table:table-cell>
          <table:table-cell table:formula="of:=[.B450]/474" office:value-type="float" office:value="0.947257383966245" calcext:value-type="float">
            <text:p>0.94725738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B450]+1" office:value-type="float" office:value="450" calcext:value-type="float">
            <text:p>450</text:p>
          </table:table-cell>
          <table:table-cell table:formula="of:=[.B451]/474" office:value-type="float" office:value="0.949367088607595" calcext:value-type="float">
            <text:p>0.949367088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B451]+1" office:value-type="float" office:value="451" calcext:value-type="float">
            <text:p>451</text:p>
          </table:table-cell>
          <table:table-cell table:formula="of:=[.B452]/474" office:value-type="float" office:value="0.951476793248945" calcext:value-type="float">
            <text:p>0.9514767932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B452]+1" office:value-type="float" office:value="452" calcext:value-type="float">
            <text:p>452</text:p>
          </table:table-cell>
          <table:table-cell table:formula="of:=[.B453]/474" office:value-type="float" office:value="0.953586497890295" calcext:value-type="float">
            <text:p>0.95358649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B453]+1" office:value-type="float" office:value="453" calcext:value-type="float">
            <text:p>453</text:p>
          </table:table-cell>
          <table:table-cell table:formula="of:=[.B454]/474" office:value-type="float" office:value="0.955696202531646" calcext:value-type="float">
            <text:p>0.955696202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B454]+1" office:value-type="float" office:value="454" calcext:value-type="float">
            <text:p>454</text:p>
          </table:table-cell>
          <table:table-cell table:formula="of:=[.B455]/474" office:value-type="float" office:value="0.957805907172996" calcext:value-type="float">
            <text:p>0.957805907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B455]+1" office:value-type="float" office:value="455" calcext:value-type="float">
            <text:p>455</text:p>
          </table:table-cell>
          <table:table-cell table:formula="of:=[.B456]/474" office:value-type="float" office:value="0.959915611814346" calcext:value-type="float">
            <text:p>0.959915611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B456]+1" office:value-type="float" office:value="456" calcext:value-type="float">
            <text:p>456</text:p>
          </table:table-cell>
          <table:table-cell table:formula="of:=[.B457]/474" office:value-type="float" office:value="0.962025316455696" calcext:value-type="float">
            <text:p>0.962025316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B457]+1" office:value-type="float" office:value="457" calcext:value-type="float">
            <text:p>457</text:p>
          </table:table-cell>
          <table:table-cell table:formula="of:=[.B458]/474" office:value-type="float" office:value="0.964135021097046" calcext:value-type="float">
            <text:p>0.964135021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B458]+1" office:value-type="float" office:value="458" calcext:value-type="float">
            <text:p>458</text:p>
          </table:table-cell>
          <table:table-cell table:formula="of:=[.B459]/474" office:value-type="float" office:value="0.966244725738397" calcext:value-type="float">
            <text:p>0.966244725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B459]+1" office:value-type="float" office:value="459" calcext:value-type="float">
            <text:p>459</text:p>
          </table:table-cell>
          <table:table-cell table:formula="of:=[.B460]/474" office:value-type="float" office:value="0.968354430379747" calcext:value-type="float">
            <text:p>0.968354430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B460]+1" office:value-type="float" office:value="460" calcext:value-type="float">
            <text:p>460</text:p>
          </table:table-cell>
          <table:table-cell table:formula="of:=[.B461]/474" office:value-type="float" office:value="0.970464135021097" calcext:value-type="float">
            <text:p>0.97046413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B461]+1" office:value-type="float" office:value="461" calcext:value-type="float">
            <text:p>461</text:p>
          </table:table-cell>
          <table:table-cell table:formula="of:=[.B462]/474" office:value-type="float" office:value="0.972573839662447" calcext:value-type="float">
            <text:p>0.9725738397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B462]+1" office:value-type="float" office:value="462" calcext:value-type="float">
            <text:p>462</text:p>
          </table:table-cell>
          <table:table-cell table:formula="of:=[.B463]/474" office:value-type="float" office:value="0.974683544303797" calcext:value-type="float">
            <text:p>0.974683544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B463]+1" office:value-type="float" office:value="463" calcext:value-type="float">
            <text:p>463</text:p>
          </table:table-cell>
          <table:table-cell table:formula="of:=[.B464]/474" office:value-type="float" office:value="0.976793248945148" calcext:value-type="float">
            <text:p>0.976793248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B464]+1" office:value-type="float" office:value="464" calcext:value-type="float">
            <text:p>464</text:p>
          </table:table-cell>
          <table:table-cell table:formula="of:=[.B465]/474" office:value-type="float" office:value="0.978902953586498" calcext:value-type="float">
            <text:p>0.9789029536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B465]+1" office:value-type="float" office:value="465" calcext:value-type="float">
            <text:p>465</text:p>
          </table:table-cell>
          <table:table-cell table:formula="of:=[.B466]/474" office:value-type="float" office:value="0.981012658227848" calcext:value-type="float">
            <text:p>0.9810126582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B466]+1" office:value-type="float" office:value="466" calcext:value-type="float">
            <text:p>466</text:p>
          </table:table-cell>
          <table:table-cell table:formula="of:=[.B467]/474" office:value-type="float" office:value="0.983122362869198" calcext:value-type="float">
            <text:p>0.9831223629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B467]+1" office:value-type="float" office:value="467" calcext:value-type="float">
            <text:p>467</text:p>
          </table:table-cell>
          <table:table-cell table:formula="of:=[.B468]/474" office:value-type="float" office:value="0.985232067510549" calcext:value-type="float">
            <text:p>0.985232067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B468]+1" office:value-type="float" office:value="468" calcext:value-type="float">
            <text:p>468</text:p>
          </table:table-cell>
          <table:table-cell table:formula="of:=[.B469]/474" office:value-type="float" office:value="0.987341772151899" calcext:value-type="float">
            <text:p>0.9873417722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B469]+1" office:value-type="float" office:value="469" calcext:value-type="float">
            <text:p>469</text:p>
          </table:table-cell>
          <table:table-cell table:formula="of:=[.B470]/474" office:value-type="float" office:value="0.989451476793249" calcext:value-type="float">
            <text:p>0.9894514768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B470]+1" office:value-type="float" office:value="470" calcext:value-type="float">
            <text:p>470</text:p>
          </table:table-cell>
          <table:table-cell table:formula="of:=[.B471]/474" office:value-type="float" office:value="0.991561181434599" calcext:value-type="float">
            <text:p>0.9915611814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B471]+1" office:value-type="float" office:value="471" calcext:value-type="float">
            <text:p>471</text:p>
          </table:table-cell>
          <table:table-cell table:formula="of:=[.B472]/474" office:value-type="float" office:value="0.993670886075949" calcext:value-type="float">
            <text:p>0.9936708861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B472]+1" office:value-type="float" office:value="472" calcext:value-type="float">
            <text:p>472</text:p>
          </table:table-cell>
          <table:table-cell table:formula="of:=[.B473]/474" office:value-type="float" office:value="0.9957805907173" calcext:value-type="float">
            <text:p>0.9957805907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B473]+1" office:value-type="float" office:value="473" calcext:value-type="float">
            <text:p>473</text:p>
          </table:table-cell>
          <table:table-cell table:formula="of:=[.B474]/474" office:value-type="float" office:value="0.99789029535865" calcext:value-type="float">
            <text:p>0.9978902954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[.B474]+1" office:value-type="float" office:value="474" calcext:value-type="float">
            <text:p>474</text:p>
          </table:table-cell>
          <table:table-cell table:formula="of:=[.B475]/474"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06T14:04:28.285263223</dc:date>
    <meta:document-statistic meta:table-count="1" meta:cell-count="1425" meta:object-count="1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1:Sheet1.A475 Sheet1.C1:Sheet1.C475" chart:data-source-has-labels="column" svg:x="0.32cm" svg:y="0.18cm" svg:width="12.508cm" svg:height="8.64cm">
          <chartooo:coordinate-region svg:x="1.047cm" svg:y="0.38cm" svg:width="11.501cm" svg:height="7.793cm"/>
          <chart:axis chart:dimension="x" chart:name="primary-x" chart:style-name="ch4" chartooo:axis-type="auto">
            <chart:categories table:cell-range-address="Sheet1.A1:Sheet1.A47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475" chart:class="chart:scatter">
            <chart:domain table:cell-range-address="Sheet1.A1:Sheet1.A475"/>
            <chart:data-point chart:repeated="47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A1:Sheet1.A475</svg:desc>
                </draw:g>
              </table:table-cell>
              <table:table-cell office:value-type="float" office:value="0">
                <text:p>0</text:p>
                <draw:g>
                  <svg:desc>Sheet1.C1:Sheet1.C47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210970464135021">
                <text:p>0.0021097046413502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421940928270042">
                <text:p>0.0042194092827004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0632911392405063">
                <text:p>0.0063291139240506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0843881856540084">
                <text:p>0.0084388185654008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105485232067511">
                <text:p>0.010548523206751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126582278481013">
                <text:p>0.012658227848101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147679324894515">
                <text:p>0.014767932489451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168776371308017">
                <text:p>0.016877637130801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89873417721519">
                <text:p>0.018987341772151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210970464135021">
                <text:p>0.021097046413502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232067510548523">
                <text:p>0.023206751054852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253164556962025">
                <text:p>0.02531645569620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274261603375527">
                <text:p>0.027426160337552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29535864978903">
                <text:p>0.02953586497890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316455696202532">
                <text:p>0.031645569620253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337552742616034">
                <text:p>0.033755274261603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358649789029536">
                <text:p>0.035864978902953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379746835443038">
                <text:p>0.037974683544303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0084388185654">
                <text:p>0.04008438818565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21940928270042">
                <text:p>0.042194092827004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43037974683544">
                <text:p>0.044303797468354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64135021097046">
                <text:p>0.046413502109704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85232067510549">
                <text:p>0.048523206751054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506329113924051">
                <text:p>0.050632911392405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527426160337553">
                <text:p>0.052742616033755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548523206751055">
                <text:p>0.054852320675105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569620253164557">
                <text:p>0.056962025316455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590717299578059">
                <text:p>0.059071729957805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611814345991561">
                <text:p>0.061181434599156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632911392405063">
                <text:p>0.063291139240506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654008438818565">
                <text:p>0.065400843881856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675105485232067">
                <text:p>0.067510548523206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69620253164557">
                <text:p>0.06962025316455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717299578059072">
                <text:p>0.071729957805907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738396624472574">
                <text:p>0.073839662447257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759493670886076">
                <text:p>0.075949367088607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780590717299578">
                <text:p>0.078059071729957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80168776371308">
                <text:p>0.08016877637130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822784810126582">
                <text:p>0.082278481012658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843881856540084">
                <text:p>0.084388185654008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864978902953587">
                <text:p>0.086497890295358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886075949367089">
                <text:p>0.088607594936708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907172995780591">
                <text:p>0.090717299578059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928270042194093">
                <text:p>0.092827004219409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949367088607595">
                <text:p>0.094936708860759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970464135021097">
                <text:p>0.097046413502109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991561181434599">
                <text:p>0.099156118143459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10126582278481">
                <text:p>0.1012658227848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10337552742616">
                <text:p>0.1033755274261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105485232067511">
                <text:p>0.10548523206751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107594936708861">
                <text:p>0.10759493670886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109704641350211">
                <text:p>0.10970464135021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111814345991561">
                <text:p>0.11181434599156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113924050632911">
                <text:p>0.11392405063291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116033755274262">
                <text:p>0.11603375527426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118143459915612">
                <text:p>0.11814345991561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20253164556962">
                <text:p>0.12025316455696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22362869198312">
                <text:p>0.12236286919831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24472573839662">
                <text:p>0.12447257383966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26582278481013">
                <text:p>0.12658227848101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28691983122363">
                <text:p>0.12869198312236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30801687763713">
                <text:p>0.13080168776371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32911392405063">
                <text:p>0.13291139240506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35021097046413">
                <text:p>0.13502109704641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37130801687764">
                <text:p>0.13713080168776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39240506329114">
                <text:p>0.13924050632911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41350210970464">
                <text:p>0.14135021097046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43459915611814">
                <text:p>0.14345991561181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45569620253165">
                <text:p>0.14556962025316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47679324894515">
                <text:p>0.14767932489451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49789029535865">
                <text:p>0.14978902953586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51898734177215">
                <text:p>0.15189873417721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54008438818565">
                <text:p>0.15400843881856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56118143459916">
                <text:p>0.15611814345991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58227848101266">
                <text:p>0.15822784810126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60337552742616">
                <text:p>0.16033755274261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62447257383966">
                <text:p>0.16244725738396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164556962025316">
                <text:p>0.16455696202531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168776371308017">
                <text:p>0.16877637130801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170886075949367">
                <text:p>0.17088607594936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172995780590717">
                <text:p>0.17299578059071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175105485232068">
                <text:p>0.17510548523206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177215189873418">
                <text:p>0.17721518987341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179324894514768">
                <text:p>0.17932489451476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181434599156118">
                <text:p>0.18143459915611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183544303797468">
                <text:p>0.18354430379746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85654008438819">
                <text:p>0.18565400843881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87763713080169">
                <text:p>0.18776371308016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189873417721519">
                <text:p>0.18987341772151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191983122362869">
                <text:p>0.191983122362869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194092827004219">
                <text:p>0.194092827004219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19620253164557">
                <text:p>0.19620253164557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19831223628692">
                <text:p>0.1983122362869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20042194092827">
                <text:p>0.2004219409282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20253164556962">
                <text:p>0.2025316455696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20464135021097">
                <text:p>0.2046413502109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206751054852321">
                <text:p>0.206751054852321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208860759493671">
                <text:p>0.208860759493671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210970464135021">
                <text:p>0.21097046413502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213080168776371">
                <text:p>0.213080168776371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215189873417721">
                <text:p>0.215189873417721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217299578059072">
                <text:p>0.21729957805907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219409282700422">
                <text:p>0.21940928270042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221518987341772">
                <text:p>0.22151898734177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223628691983122">
                <text:p>0.22362869198312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225738396624473">
                <text:p>0.22573839662447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227848101265823">
                <text:p>0.22784810126582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229957805907173">
                <text:p>0.22995780590717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232067510548523">
                <text:p>0.23206751054852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234177215189873">
                <text:p>0.234177215189873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236286919831224">
                <text:p>0.23628691983122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238396624472574">
                <text:p>0.23839662447257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240506329113924">
                <text:p>0.24050632911392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242616033755274">
                <text:p>0.24261603375527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244725738396624">
                <text:p>0.24472573839662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246835443037975">
                <text:p>0.24683544303797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248945147679325">
                <text:p>0.24894514767932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251054852320675">
                <text:p>0.25105485232067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253164556962025">
                <text:p>0.25316455696202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255274261603375">
                <text:p>0.25527426160337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257383966244726">
                <text:p>0.257383966244726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259493670886076">
                <text:p>0.259493670886076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261603375527426">
                <text:p>0.261603375527426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263713080168776">
                <text:p>0.263713080168776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265822784810127">
                <text:p>0.265822784810127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267932489451477">
                <text:p>0.267932489451477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270042194092827">
                <text:p>0.270042194092827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272151898734177">
                <text:p>0.27215189873417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274261603375527">
                <text:p>0.27426160337552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276371308016878">
                <text:p>0.276371308016878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278481012658228">
                <text:p>0.27848101265822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280590717299578">
                <text:p>0.28059071729957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282700421940928">
                <text:p>0.28270042194092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284810126582278">
                <text:p>0.284810126582278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286919831223629">
                <text:p>0.286919831223629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289029535864979">
                <text:p>0.289029535864979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291139240506329">
                <text:p>0.291139240506329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293248945147679">
                <text:p>0.293248945147679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29535864978903">
                <text:p>0.29535864978903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29746835443038">
                <text:p>0.29746835443038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29957805907173">
                <text:p>0.29957805907173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30168776371308">
                <text:p>0.30168776371308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30379746835443">
                <text:p>0.30379746835443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305907172995781">
                <text:p>0.30590717299578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308016877637131">
                <text:p>0.30801687763713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310126582278481">
                <text:p>0.310126582278481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.312236286919831">
                <text:p>0.312236286919831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.314345991561181">
                <text:p>0.314345991561181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316455696202532">
                <text:p>0.31645569620253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318565400843882">
                <text:p>0.31856540084388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320675105485232">
                <text:p>0.32067510548523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22784810126582">
                <text:p>0.32278481012658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24894514767932">
                <text:p>0.32489451476793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27004219409283">
                <text:p>0.327004219409283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.329113924050633">
                <text:p>0.329113924050633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331223628691983">
                <text:p>0.331223628691983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335443037974684">
                <text:p>0.335443037974684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.337552742616034">
                <text:p>0.337552742616034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.339662447257384">
                <text:p>0.339662447257384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.341772151898734">
                <text:p>0.341772151898734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.343881856540084">
                <text:p>0.343881856540084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.345991561181435">
                <text:p>0.345991561181435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.348101265822785">
                <text:p>0.348101265822785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.350210970464135">
                <text:p>0.35021097046413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352320675105485">
                <text:p>0.352320675105485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354430379746835">
                <text:p>0.354430379746835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356540084388186">
                <text:p>0.356540084388186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358649789029536">
                <text:p>0.358649789029536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.360759493670886">
                <text:p>0.360759493670886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.362869198312236">
                <text:p>0.362869198312236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.364978902953586">
                <text:p>0.364978902953586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.367088607594937">
                <text:p>0.36708860759493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69198312236287">
                <text:p>0.36919831223628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71308016877637">
                <text:p>0.37130801687763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73417721518987">
                <text:p>0.373417721518987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.375527426160338">
                <text:p>0.375527426160338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.377637130801688">
                <text:p>0.377637130801688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.379746835443038">
                <text:p>0.379746835443038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.381856540084388">
                <text:p>0.381856540084388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.383966244725738">
                <text:p>0.383966244725738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.386075949367089">
                <text:p>0.38607594936708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388185654008439">
                <text:p>0.388185654008439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.390295358649789">
                <text:p>0.390295358649789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.392405063291139">
                <text:p>0.392405063291139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.394514767932489">
                <text:p>0.394514767932489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.39662447257384">
                <text:p>0.39662447257384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39873417721519">
                <text:p>0.39873417721519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40084388185654">
                <text:p>0.40084388185654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40295358649789">
                <text:p>0.40295358649789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40506329113924">
                <text:p>0.40506329113924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407172995780591">
                <text:p>0.40717299578059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409282700421941">
                <text:p>0.40928270042194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411392405063291">
                <text:p>0.41139240506329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413502109704641">
                <text:p>0.413502109704641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415611814345992">
                <text:p>0.415611814345992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417721518987342">
                <text:p>0.417721518987342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.419831223628692">
                <text:p>0.419831223628692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.421940928270042">
                <text:p>0.421940928270042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.424050632911392">
                <text:p>0.42405063291139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426160337552743">
                <text:p>0.42616033755274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428270042194093">
                <text:p>0.42827004219409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430379746835443">
                <text:p>0.43037974683544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432489451476793">
                <text:p>0.43248945147679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434599156118143">
                <text:p>0.43459915611814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.436708860759494">
                <text:p>0.43670886075949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.438818565400844">
                <text:p>0.43881856540084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.440928270042194">
                <text:p>0.44092827004219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.443037974683544">
                <text:p>0.443037974683544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445147679324895">
                <text:p>0.445147679324895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.447257383966245">
                <text:p>0.447257383966245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.449367088607595">
                <text:p>0.44936708860759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451476793248945">
                <text:p>0.45147679324894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453586497890295">
                <text:p>0.453586497890295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455696202531646">
                <text:p>0.455696202531646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457805907172996">
                <text:p>0.457805907172996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459915611814346">
                <text:p>0.459915611814346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462025316455696">
                <text:p>0.462025316455696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464135021097046">
                <text:p>0.464135021097046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466244725738397">
                <text:p>0.466244725738397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468354430379747">
                <text:p>0.468354430379747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470464135021097">
                <text:p>0.470464135021097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472573839662447">
                <text:p>0.472573839662447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474683544303797">
                <text:p>0.474683544303797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476793248945148">
                <text:p>0.476793248945148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478902953586498">
                <text:p>0.478902953586498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481012658227848">
                <text:p>0.481012658227848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483122362869198">
                <text:p>0.483122362869198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485232067510549">
                <text:p>0.485232067510549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487341772151899">
                <text:p>0.487341772151899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.489451476793249">
                <text:p>0.489451476793249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.491561181434599">
                <text:p>0.491561181434599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.493670886075949">
                <text:p>0.493670886075949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.4957805907173">
                <text:p>0.4957805907173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49789029535865">
                <text:p>0.49789029535865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50210970464135">
                <text:p>0.50210970464135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5042194092827">
                <text:p>0.5042194092827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506329113924051">
                <text:p>0.506329113924051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508438818565401">
                <text:p>0.508438818565401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510548523206751">
                <text:p>0.510548523206751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512658227848101">
                <text:p>0.512658227848101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0.514767932489452">
                <text:p>0.514767932489452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516877637130802">
                <text:p>0.516877637130802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518987341772152">
                <text:p>0.518987341772152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521097046413502">
                <text:p>0.52109704641350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523206751054852">
                <text:p>0.52320675105485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525316455696203">
                <text:p>0.52531645569620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527426160337553">
                <text:p>0.52742616033755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529535864978903">
                <text:p>0.52953586497890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531645569620253">
                <text:p>0.531645569620253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533755274261603">
                <text:p>0.533755274261603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535864978902954">
                <text:p>0.535864978902954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537974683544304">
                <text:p>0.537974683544304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540084388185654">
                <text:p>0.540084388185654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542194092827004">
                <text:p>0.542194092827004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544303797468354">
                <text:p>0.544303797468354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546413502109705">
                <text:p>0.546413502109705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548523206751055">
                <text:p>0.54852320675105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50632911392405">
                <text:p>0.55063291139240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52742616033755">
                <text:p>0.55274261603375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54852320675106">
                <text:p>0.5548523206751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56962025316456">
                <text:p>0.55696202531645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0.559071729957806">
                <text:p>0.55907172995780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0.561181434599156">
                <text:p>0.561181434599156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0.563291139240506">
                <text:p>0.563291139240506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0.565400843881857">
                <text:p>0.565400843881857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0.567510548523207">
                <text:p>0.567510548523207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0.569620253164557">
                <text:p>0.569620253164557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571729957805907">
                <text:p>0.571729957805907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0.573839662447257">
                <text:p>0.573839662447257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0.575949367088608">
                <text:p>0.575949367088608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0.578059071729958">
                <text:p>0.578059071729958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0.580168776371308">
                <text:p>0.580168776371308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0.582278481012658">
                <text:p>0.582278481012658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0.584388185654008">
                <text:p>0.584388185654008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0.586497890295359">
                <text:p>0.586497890295359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0.588607594936709">
                <text:p>0.588607594936709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0.590717299578059">
                <text:p>0.59071729957805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592827004219409">
                <text:p>0.592827004219409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594936708860759">
                <text:p>0.594936708860759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59704641350211">
                <text:p>0.59704641350211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59915611814346">
                <text:p>0.59915611814346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60126582278481">
                <text:p>0.60126582278481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0.60337552742616">
                <text:p>0.60337552742616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605485232067511">
                <text:p>0.605485232067511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607594936708861">
                <text:p>0.607594936708861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609704641350211">
                <text:p>0.60970464135021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611814345991561">
                <text:p>0.61181434599156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613924050632911">
                <text:p>0.61392405063291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616033755274262">
                <text:p>0.61603375527426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0.618143459915612">
                <text:p>0.61814345991561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620253164556962">
                <text:p>0.62025316455696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622362869198312">
                <text:p>0.62236286919831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624472573839662">
                <text:p>0.62447257383966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0.626582278481013">
                <text:p>0.626582278481013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0.628691983122363">
                <text:p>0.628691983122363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630801687763713">
                <text:p>0.630801687763713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632911392405063">
                <text:p>0.632911392405063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0.635021097046413">
                <text:p>0.635021097046413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0.637130801687764">
                <text:p>0.637130801687764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0.639240506329114">
                <text:p>0.639240506329114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0.641350210970464">
                <text:p>0.641350210970464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0.643459915611814">
                <text:p>0.643459915611814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0.645569620253165">
                <text:p>0.645569620253165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0.647679324894515">
                <text:p>0.647679324894515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0.649789029535865">
                <text:p>0.649789029535865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0.651898734177215">
                <text:p>0.651898734177215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0.654008438818565">
                <text:p>0.654008438818565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0.656118143459916">
                <text:p>0.656118143459916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0.658227848101266">
                <text:p>0.65822784810126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660337552742616">
                <text:p>0.660337552742616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0.662447257383966">
                <text:p>0.662447257383966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0.664556962025316">
                <text:p>0.66455696202531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0.668776371308017">
                <text:p>0.668776371308017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0.670886075949367">
                <text:p>0.670886075949367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672995780590717">
                <text:p>0.67299578059071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675105485232067">
                <text:p>0.675105485232067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0.677215189873418">
                <text:p>0.677215189873418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0.679324894514768">
                <text:p>0.679324894514768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0.681434599156118">
                <text:p>0.681434599156118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0.683544303797468">
                <text:p>0.683544303797468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0.685654008438819">
                <text:p>0.685654008438819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687763713080169">
                <text:p>0.687763713080169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689873417721519">
                <text:p>0.689873417721519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0.691983122362869">
                <text:p>0.691983122362869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0.694092827004219">
                <text:p>0.69409282700421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69620253164557">
                <text:p>0.69620253164557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69831223628692">
                <text:p>0.69831223628692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70042194092827">
                <text:p>0.70042194092827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70253164556962">
                <text:p>0.70253164556962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704641350210971">
                <text:p>0.704641350210971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706751054852321">
                <text:p>0.706751054852321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708860759493671">
                <text:p>0.708860759493671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710970464135021">
                <text:p>0.710970464135021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713080168776371">
                <text:p>0.713080168776371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715189873417722">
                <text:p>0.715189873417722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717299578059072">
                <text:p>0.717299578059072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719409282700422">
                <text:p>0.719409282700422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721518987341772">
                <text:p>0.721518987341772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723628691983122">
                <text:p>0.723628691983122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0.725738396624473">
                <text:p>0.725738396624473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0.727848101265823">
                <text:p>0.727848101265823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729957805907173">
                <text:p>0.729957805907173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732067510548523">
                <text:p>0.732067510548523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734177215189873">
                <text:p>0.734177215189873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736286919831224">
                <text:p>0.736286919831224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0.738396624472574">
                <text:p>0.738396624472574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0.740506329113924">
                <text:p>0.740506329113924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0.742616033755274">
                <text:p>0.742616033755274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0.744725738396624">
                <text:p>0.74472573839662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46835443037975">
                <text:p>0.74683544303797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48945147679325">
                <text:p>0.748945147679325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0.751054852320675">
                <text:p>0.751054852320675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0.753164556962025">
                <text:p>0.753164556962025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0.755274261603376">
                <text:p>0.755274261603376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0.757383966244726">
                <text:p>0.757383966244726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0.759493670886076">
                <text:p>0.759493670886076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0.761603375527426">
                <text:p>0.761603375527426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0.763713080168776">
                <text:p>0.763713080168776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.765822784810127">
                <text:p>0.765822784810127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0.767932489451477">
                <text:p>0.767932489451477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0.770042194092827">
                <text:p>0.770042194092827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0.772151898734177">
                <text:p>0.77215189873417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74261603375527">
                <text:p>0.774261603375527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0.776371308016878">
                <text:p>0.776371308016878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0.778481012658228">
                <text:p>0.778481012658228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0.780590717299578">
                <text:p>0.780590717299578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0.782700421940928">
                <text:p>0.782700421940928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0.784810126582278">
                <text:p>0.784810126582278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0.786919831223629">
                <text:p>0.786919831223629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0.789029535864979">
                <text:p>0.789029535864979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0.791139240506329">
                <text:p>0.791139240506329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793248945147679">
                <text:p>0.793248945147679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79535864978903">
                <text:p>0.79535864978903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.79746835443038">
                <text:p>0.79746835443038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.79957805907173">
                <text:p>0.79957805907173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.80168776371308">
                <text:p>0.80168776371308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.80379746835443">
                <text:p>0.80379746835443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.805907172995781">
                <text:p>0.805907172995781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.808016877637131">
                <text:p>0.808016877637131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.810126582278481">
                <text:p>0.81012658227848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0.812236286919831">
                <text:p>0.812236286919831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0.814345991561181">
                <text:p>0.814345991561181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0.816455696202532">
                <text:p>0.816455696202532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0.818565400843882">
                <text:p>0.818565400843882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0.820675105485232">
                <text:p>0.820675105485232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822784810126582">
                <text:p>0.822784810126582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824894514767932">
                <text:p>0.824894514767932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827004219409283">
                <text:p>0.827004219409283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829113924050633">
                <text:p>0.829113924050633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831223628691983">
                <text:p>0.831223628691983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.835443037974684">
                <text:p>0.835443037974684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0.837552742616034">
                <text:p>0.837552742616034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0.839662447257384">
                <text:p>0.839662447257384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0.841772151898734">
                <text:p>0.841772151898734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0.843881856540084">
                <text:p>0.843881856540084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.845991561181435">
                <text:p>0.845991561181435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.848101265822785">
                <text:p>0.84810126582278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850210970464135">
                <text:p>0.850210970464135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0.852320675105485">
                <text:p>0.852320675105485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0.854430379746835">
                <text:p>0.854430379746835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0.856540084388186">
                <text:p>0.856540084388186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0.858649789029536">
                <text:p>0.85864978902953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860759493670886">
                <text:p>0.860759493670886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0.862869198312236">
                <text:p>0.862869198312236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.864978902953586">
                <text:p>0.864978902953586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.867088607594937">
                <text:p>0.867088607594937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.869198312236287">
                <text:p>0.869198312236287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.871308016877637">
                <text:p>0.871308016877637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873417721518987">
                <text:p>0.873417721518987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875527426160338">
                <text:p>0.87552742616033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.877637130801688">
                <text:p>0.877637130801688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.879746835443038">
                <text:p>0.879746835443038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0.881856540084388">
                <text:p>0.881856540084388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0.883966244725738">
                <text:p>0.883966244725738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0.886075949367089">
                <text:p>0.886075949367089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0.888185654008439">
                <text:p>0.888185654008439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0.890295358649789">
                <text:p>0.890295358649789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0.892405063291139">
                <text:p>0.892405063291139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.894514767932489">
                <text:p>0.894514767932489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0.89662447257384">
                <text:p>0.89662447257384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0.89873417721519">
                <text:p>0.89873417721519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.90084388185654">
                <text:p>0.9008438818565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90295358649789">
                <text:p>0.90295358649789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905063291139241">
                <text:p>0.905063291139241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0.907172995780591">
                <text:p>0.907172995780591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0.909282700421941">
                <text:p>0.909282700421941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0.911392405063291">
                <text:p>0.911392405063291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0.913502109704641">
                <text:p>0.913502109704641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0.915611814345992">
                <text:p>0.915611814345992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0.917721518987342">
                <text:p>0.917721518987342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0.919831223628692">
                <text:p>0.91983122362869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0.921940928270042">
                <text:p>0.92194092827004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0.924050632911392">
                <text:p>0.924050632911392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0.926160337552743">
                <text:p>0.926160337552743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0.928270042194093">
                <text:p>0.92827004219409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930379746835443">
                <text:p>0.930379746835443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0.932489451476793">
                <text:p>0.932489451476793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0.934599156118143">
                <text:p>0.934599156118143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0.936708860759494">
                <text:p>0.936708860759494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0.938818565400844">
                <text:p>0.938818565400844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0.940928270042194">
                <text:p>0.940928270042194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0.943037974683544">
                <text:p>0.943037974683544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0.945147679324895">
                <text:p>0.94514767932489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947257383966245">
                <text:p>0.947257383966245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.949367088607595">
                <text:p>0.949367088607595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0.951476793248945">
                <text:p>0.95147679324894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0.953586497890295">
                <text:p>0.953586497890295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0.955696202531646">
                <text:p>0.955696202531646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0.957805907172996">
                <text:p>0.957805907172996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959915611814346">
                <text:p>0.959915611814346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.962025316455696">
                <text:p>0.962025316455696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0.964135021097046">
                <text:p>0.964135021097046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0.966244725738397">
                <text:p>0.966244725738397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.968354430379747">
                <text:p>0.968354430379747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.970464135021097">
                <text:p>0.970464135021097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.972573839662447">
                <text:p>0.972573839662447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0.974683544303797">
                <text:p>0.974683544303797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0.976793248945148">
                <text:p>0.97679324894514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978902953586498">
                <text:p>0.978902953586498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0.981012658227848">
                <text:p>0.981012658227848</text:p>
              </table:table-cell>
            </table:table-row>
            <table:table-row>
              <table:table-cell office:value-type="float" office:value="523">
                <text:p>520</text:p>
              </table:table-cell>
              <table:table-cell office:value-type="float" office:value="0.983122362869198">
                <text:p>0.983122362869198</text:p>
              </table:table-cell>
            </table:table-row>
            <table:table-row>
              <table:table-cell office:value-type="float" office:value="571">
                <text:p>570</text:p>
              </table:table-cell>
              <table:table-cell office:value-type="float" office:value="0.985232067510549">
                <text:p>0.985232067510549</text:p>
              </table:table-cell>
            </table:table-row>
            <table:table-row>
              <table:table-cell office:value-type="float" office:value="584">
                <text:p>580</text:p>
              </table:table-cell>
              <table:table-cell office:value-type="float" office:value="0.987341772151899">
                <text:p>0.987341772151899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0.989451476793249">
                <text:p>0.989451476793249</text:p>
              </table:table-cell>
            </table:table-row>
            <table:table-row>
              <table:table-cell office:value-type="float" office:value="606">
                <text:p>610</text:p>
              </table:table-cell>
              <table:table-cell office:value-type="float" office:value="0.991561181434599">
                <text:p>0.991561181434599</text:p>
              </table:table-cell>
            </table:table-row>
            <table:table-row>
              <table:table-cell office:value-type="float" office:value="608">
                <text:p>610</text:p>
              </table:table-cell>
              <table:table-cell office:value-type="float" office:value="0.993670886075949">
                <text:p>0.993670886075949</text:p>
              </table:table-cell>
            </table:table-row>
            <table:table-row>
              <table:table-cell office:value-type="float" office:value="644">
                <text:p>640</text:p>
              </table:table-cell>
              <table:table-cell office:value-type="float" office:value="0.9957805907173">
                <text:p>0.9957805907173</text:p>
              </table:table-cell>
            </table:table-row>
            <table:table-row>
              <table:table-cell office:value-type="float" office:value="666">
                <text:p>670</text:p>
              </table:table-cell>
              <table:table-cell office:value-type="float" office:value="0.99789029535865">
                <text:p>0.99789029535865</text:p>
              </table:table-cell>
            </table:table-row>
            <table:table-row>
              <table:table-cell office:value-type="float" office:value="803">
                <text:p>8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